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558430"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1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23fa52" fo:hyphenate="tru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4de15a" fo:hyphenate="tru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3fa52" officeooo:paragraph-rsid="0023fa52"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3341" officeooo:paragraph-rsid="00253341"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4b79" officeooo:paragraph-rsid="00254b79"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c758" officeooo:paragraph-rsid="0025c758"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7a41a" officeooo:paragraph-rsid="0027a41a"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2432" officeooo:paragraph-rsid="0028d76c" fo:hyphenate="tru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d76c" officeooo:paragraph-rsid="0028d76c" fo:hyphenate="tru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4a6f"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aeab"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aeab" officeooo:paragraph-rsid="002aaeab" fo:hyphenate="tru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d0ff7"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fbee1"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39f5" officeooo:paragraph-rsid="002f39f5" fo:hyphenate="tru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306636" fo:hyphenate="tru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5cbe2a" fo:hyphenate="tru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06636" officeooo:paragraph-rsid="00306636" fo:hyphenate="tru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0c6a" fo:hyphenate="tru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9a99" fo:hyphenate="tru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4d27b" fo:hyphenate="tru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63f11" fo:hyphenate="tru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8195f" officeooo:paragraph-rsid="0038195f" fo:hyphenate="tru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2aad8" officeooo:paragraph-rsid="0042aad8" style:font-style-asian="italic" style:font-style-complex="italic" fo:hyphenate="tru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9d97d" officeooo:paragraph-rsid="0029d97d" style:font-style-asian="normal" style:font-style-complex="normal" fo:hyphenate="tru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4a6f" officeooo:paragraph-rsid="002a4a6f" style:font-style-asian="normal" style:font-style-complex="normal" fo:hyphenate="tru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aeab" officeooo:paragraph-rsid="002aaeab" style:font-style-asian="normal" style:font-style-complex="normal" fo:hyphenate="tru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329a99" officeooo:paragraph-rsid="00329a99" style:font-style-asian="normal" style:font-style-complex="normal" fo:hyphenate="tru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970c7" officeooo:paragraph-rsid="004970c7" style:font-style-asian="normal" style:font-style-complex="normal" fo:hyphenate="tru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b34b5" officeooo:paragraph-rsid="004b34b5" style:font-style-asian="normal" style:font-style-complex="normal" fo:hyphenate="tru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0601" officeooo:paragraph-rsid="00530601" style:font-style-asian="normal" style:font-style-complex="normal" fo:hyphenate="tru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f43b" officeooo:paragraph-rsid="0053f43b" style:font-style-asian="normal" style:font-style-complex="normal" fo:hyphenate="tru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123da" officeooo:paragraph-rsid="005e91d2" style:font-style-asian="normal" style:font-style-complex="normal" fo:hyphenate="tru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6e93f" officeooo:paragraph-rsid="0066e93f" style:font-style-asian="normal" style:font-style-complex="normal" fo:hyphenate="tru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bd669" officeooo:paragraph-rsid="006bd669" style:font-style-asian="normal" style:font-style-complex="normal" fo:hyphenate="tru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d708a" officeooo:paragraph-rsid="006d708a" style:font-style-asian="normal" style:font-style-complex="normal" fo:hyphenate="tru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ecb83" officeooo:paragraph-rsid="006ecb83" style:font-style-asian="normal" style:font-style-complex="normal" fo:hyphenate="tru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9859a" officeooo:paragraph-rsid="0079859a" style:font-style-asian="normal" style:font-style-complex="normal" fo:hyphenate="tru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9859a" style:font-style-asian="normal" style:font-style-complex="normal" fo:hyphenate="tru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a6a47" style:font-style-asian="normal" style:font-style-complex="normal" fo:hyphenate="tru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9a20" officeooo:paragraph-rsid="007a9a20" style:font-style-asian="normal" style:font-style-complex="normal" fo:hyphenate="tru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b05cb" officeooo:paragraph-rsid="007b05cb" style:font-style-asian="normal" style:font-style-complex="normal" fo:hyphenate="tru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1829" officeooo:paragraph-rsid="007c1829" style:font-style-asian="normal" style:font-style-complex="normal" fo:hyphenate="tru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29b7" officeooo:paragraph-rsid="007c29b7" style:font-style-asian="normal" style:font-style-complex="normal" fo:hyphenate="tru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dfdd9" officeooo:paragraph-rsid="007dfdd9" style:font-style-asian="normal" style:font-style-complex="normal" fo:hyphenate="tru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0c365" officeooo:paragraph-rsid="0080c365" style:font-style-asian="normal" style:font-style-complex="normal" fo:hyphenate="tru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1c65b" officeooo:paragraph-rsid="0081c65b" style:font-style-asian="normal" style:font-style-complex="normal" fo:hyphenate="tru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348ae" officeooo:paragraph-rsid="008348ae" style:font-style-asian="normal" style:font-style-complex="normal" fo:hyphenate="tru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6990d" officeooo:paragraph-rsid="008b1914" style:font-style-asian="normal" style:font-style-complex="normal" fo:hyphenate="tru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b1914" officeooo:paragraph-rsid="008b1914" style:font-style-asian="normal" style:font-style-complex="normal" fo:hyphenate="tru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01455" officeooo:paragraph-rsid="00901455" style:font-style-asian="normal" style:font-style-complex="normal" fo:hyphenate="tru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16919" officeooo:paragraph-rsid="00916919" style:font-style-asian="normal" style:font-style-complex="normal" fo:hyphenate="tru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16919" officeooo:paragraph-rsid="0093a791" style:font-style-asian="normal" style:font-style-complex="normal" fo:hyphenate="tru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16919" officeooo:paragraph-rsid="009b6c1c" style:font-style-asian="normal" style:font-style-complex="normal" fo:hyphenate="tru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5cd69" officeooo:paragraph-rsid="0095cd69" style:font-style-asian="normal" style:font-style-complex="normal" fo:hyphenate="tru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5cd69" officeooo:paragraph-rsid="0096544b" style:font-style-asian="normal" style:font-style-complex="normal" fo:hyphenate="tru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26d5d" officeooo:paragraph-rsid="00926d5d" style:font-style-asian="normal" style:font-style-complex="normal" fo:hyphenate="tru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6544b" officeooo:paragraph-rsid="0096544b" style:font-style-asian="normal" style:font-style-complex="normal" fo:hyphenate="tru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7704d" officeooo:paragraph-rsid="0097704d" style:font-style-asian="normal" style:font-style-complex="normal" fo:hyphenate="tru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96f41" officeooo:paragraph-rsid="00996f41" style:font-style-asian="normal" style:font-style-complex="normal" fo:hyphenate="tru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1bb5f" officeooo:paragraph-rsid="00a1bb5f" style:font-style-asian="normal" style:font-style-complex="normal" fo:hyphenate="tru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1f16b" officeooo:paragraph-rsid="00a1f16b" style:font-style-asian="normal" style:font-style-complex="normal" fo:hyphenate="tru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2f9d6" officeooo:paragraph-rsid="00a2f9d6" style:font-style-asian="normal" style:font-style-complex="normal" fo:hyphenate="tru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51772" officeooo:paragraph-rsid="00a51772" style:font-style-asian="normal" style:font-style-complex="normal" fo:hyphenate="tru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6b234" officeooo:paragraph-rsid="00a6b234" style:font-style-asian="normal" style:font-style-complex="normal"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8c768" officeooo:paragraph-rsid="00a8c768" style:font-style-asian="normal" style:font-style-complex="normal" fo:hyphenate="tru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ab19a" officeooo:paragraph-rsid="00aab19a" style:font-style-asian="normal" style:font-style-complex="normal" fo:hyphenate="tru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deb37" officeooo:paragraph-rsid="004deb37" fo:hyphenate="tru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f5bf9" officeooo:paragraph-rsid="004f5bf9" fo:hyphenate="tru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1473d" officeooo:paragraph-rsid="00530601" fo:hyphenate="tru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0601" officeooo:paragraph-rsid="00530601" fo:hyphenate="tru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109a" fo:hyphenate="tru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f43b" fo:hyphenate="tru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f43b" officeooo:paragraph-rsid="0053f43b" fo:hyphenate="tru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03df" officeooo:paragraph-rsid="005cbe2a" fo:hyphenate="tru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34618" fo:hyphenate="tru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5b1dc" fo:hyphenate="tru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43222" officeooo:paragraph-rsid="00643222" fo:hyphenate="tru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6e93f" fo:hyphenate="tru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79a6b" fo:hyphenate="tru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bd669" officeooo:paragraph-rsid="006bd669" fo:hyphenate="tru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d708a" fo:hyphenate="tru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ecb83" fo:hyphenate="tru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ecb83" officeooo:paragraph-rsid="0078322a" fo:hyphenate="tru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1f728" officeooo:paragraph-rsid="00765a51" fo:hyphenate="tru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65a51" officeooo:paragraph-rsid="00765a51" fo:hyphenate="tru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7560" officeooo:paragraph-rsid="00797560" fo:hyphenate="tru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859a" officeooo:paragraph-rsid="0079859a" fo:hyphenate="true" fo:hyphenation-remain-char-count="2" fo:hyphenation-push-char-count="2"/>
    </style:style>
    <style:style style:name="P115"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116" style:family="paragraph" style:parent-style-name="Footnote">
      <style:text-properties fo:language="en" fo:country="US" officeooo:rsid="001574ba" officeooo:paragraph-rsid="001574ba"/>
    </style:style>
    <style:style style:name="P117" style:family="paragraph" style:parent-style-name="Footnote">
      <style:text-properties fo:language="en" fo:country="US" officeooo:rsid="001adb1c" officeooo:paragraph-rsid="001adb1c"/>
    </style:style>
    <style:style style:name="P118" style:family="paragraph" style:parent-style-name="Footnote">
      <style:text-properties fo:language="en" fo:country="US" officeooo:rsid="001bf75b" officeooo:paragraph-rsid="001bf75b"/>
    </style:style>
    <style:style style:name="P119" style:family="paragraph" style:parent-style-name="Footnote">
      <style:text-properties fo:language="en" fo:country="US" officeooo:rsid="001add3c" officeooo:paragraph-rsid="001add3c"/>
    </style:style>
    <style:style style:name="P120" style:family="paragraph" style:parent-style-name="Footnote">
      <style:text-properties fo:language="en" fo:country="US" officeooo:rsid="00103581" officeooo:paragraph-rsid="00103581"/>
    </style:style>
    <style:style style:name="P121" style:family="paragraph" style:parent-style-name="Footnote">
      <style:text-properties officeooo:rsid="001e5286" officeooo:paragraph-rsid="001e5286"/>
    </style:style>
    <style:style style:name="P122" style:family="paragraph" style:parent-style-name="Footnote">
      <style:text-properties officeooo:rsid="0023fa52" officeooo:paragraph-rsid="0023fa52"/>
    </style:style>
    <style:style style:name="P123" style:family="paragraph" style:parent-style-name="Footnote">
      <style:text-properties officeooo:rsid="00253341" officeooo:paragraph-rsid="00253341"/>
    </style:style>
    <style:style style:name="P124" style:family="paragraph" style:parent-style-name="Footnote">
      <style:text-properties fo:language="de" fo:country="DE" officeooo:rsid="0034efe6" officeooo:paragraph-rsid="0028d76c"/>
    </style:style>
    <style:style style:name="P125" style:family="paragraph" style:parent-style-name="Footnote">
      <style:text-properties fo:language="de" fo:country="DE" officeooo:rsid="001bf75b" officeooo:paragraph-rsid="00996f41"/>
    </style:style>
    <style:style style:name="P126" style:family="paragraph" style:parent-style-name="Footnote">
      <style:text-properties officeooo:rsid="0028d76c" officeooo:paragraph-rsid="0028d76c"/>
    </style:style>
    <style:style style:name="P127" style:family="paragraph" style:parent-style-name="Footnote">
      <style:text-properties officeooo:rsid="0029d97d" officeooo:paragraph-rsid="0029d97d"/>
    </style:style>
    <style:style style:name="P128" style:family="paragraph" style:parent-style-name="Footnote">
      <style:text-properties officeooo:rsid="002dae2f" officeooo:paragraph-rsid="002dae2f"/>
    </style:style>
    <style:style style:name="P129" style:family="paragraph" style:parent-style-name="Footnote">
      <style:text-properties officeooo:rsid="00320c6a" officeooo:paragraph-rsid="00320c6a"/>
    </style:style>
    <style:style style:name="P130" style:family="paragraph" style:parent-style-name="Footnote">
      <style:text-properties officeooo:rsid="003a8470" officeooo:paragraph-rsid="003a8470"/>
    </style:style>
    <style:style style:name="P131" style:family="paragraph" style:parent-style-name="Footnote">
      <style:text-properties officeooo:rsid="003df9ff" officeooo:paragraph-rsid="003df9ff"/>
    </style:style>
    <style:style style:name="P132" style:family="paragraph" style:parent-style-name="Footnote">
      <style:text-properties officeooo:paragraph-rsid="0040e5da"/>
    </style:style>
    <style:style style:name="P133" style:family="paragraph" style:parent-style-name="Footnote">
      <style:text-properties officeooo:rsid="0045650d" officeooo:paragraph-rsid="0045650d"/>
    </style:style>
    <style:style style:name="P134" style:family="paragraph" style:parent-style-name="Footnote">
      <style:text-properties officeooo:rsid="0051473d" officeooo:paragraph-rsid="0051473d"/>
    </style:style>
    <style:style style:name="P135" style:family="paragraph" style:parent-style-name="Footnote">
      <style:text-properties officeooo:rsid="0053109a" officeooo:paragraph-rsid="0053109a"/>
    </style:style>
    <style:style style:name="P136" style:family="paragraph" style:parent-style-name="Footnote">
      <style:text-properties officeooo:rsid="00540278" officeooo:paragraph-rsid="00540278"/>
    </style:style>
    <style:style style:name="P137" style:family="paragraph" style:parent-style-name="Footnote">
      <style:text-properties officeooo:rsid="00616d3e" officeooo:paragraph-rsid="00616d3e"/>
    </style:style>
    <style:style style:name="P138" style:family="paragraph" style:parent-style-name="Footnote">
      <style:text-properties officeooo:rsid="00634618" officeooo:paragraph-rsid="00634618"/>
    </style:style>
    <style:style style:name="P139" style:family="paragraph" style:parent-style-name="Footnote">
      <style:text-properties officeooo:rsid="007143a6" officeooo:paragraph-rsid="007143a6"/>
    </style:style>
    <style:style style:name="P140" style:family="paragraph" style:parent-style-name="Footnote">
      <style:text-properties officeooo:rsid="00765a51" officeooo:paragraph-rsid="00765a51"/>
    </style:style>
    <style:style style:name="P141" style:family="paragraph" style:parent-style-name="Footnote">
      <style:text-properties officeooo:rsid="00797560" officeooo:paragraph-rsid="00797560"/>
    </style:style>
    <style:style style:name="P142" style:family="paragraph" style:parent-style-name="Footnote">
      <style:text-properties officeooo:rsid="007c50e6" officeooo:paragraph-rsid="007c50e6"/>
    </style:style>
    <style:style style:name="P143" style:family="paragraph" style:parent-style-name="Footnote">
      <style:text-properties officeooo:rsid="007dfdd9" officeooo:paragraph-rsid="007dfdd9"/>
    </style:style>
    <style:style style:name="P144" style:family="paragraph" style:parent-style-name="Footnote">
      <style:text-properties officeooo:rsid="007f6c37" officeooo:paragraph-rsid="007f6c37"/>
    </style:style>
    <style:style style:name="P145" style:family="paragraph" style:parent-style-name="Footnote">
      <style:text-properties officeooo:rsid="0081c65b" officeooo:paragraph-rsid="0081c65b"/>
    </style:style>
    <style:style style:name="P146" style:family="paragraph" style:parent-style-name="Footnote">
      <style:text-properties officeooo:rsid="008348ae" officeooo:paragraph-rsid="008348ae"/>
    </style:style>
    <style:style style:name="P147" style:family="paragraph" style:parent-style-name="Footnote">
      <style:text-properties officeooo:rsid="00853ad1" officeooo:paragraph-rsid="00853ad1"/>
    </style:style>
    <style:style style:name="P148" style:family="paragraph" style:parent-style-name="Footnote">
      <style:text-properties officeooo:rsid="008a148d" officeooo:paragraph-rsid="008a148d"/>
    </style:style>
    <style:style style:name="P149" style:family="paragraph" style:parent-style-name="Footnote">
      <style:text-properties officeooo:rsid="008b2e8c" officeooo:paragraph-rsid="008b2e8c"/>
    </style:style>
    <style:style style:name="P150" style:family="paragraph" style:parent-style-name="Footnote">
      <style:text-properties officeooo:rsid="0093a791" officeooo:paragraph-rsid="0093a791"/>
    </style:style>
    <style:style style:name="P151" style:family="paragraph" style:parent-style-name="Footnote">
      <style:text-properties officeooo:rsid="009b6c1c" officeooo:paragraph-rsid="009b6c1c"/>
    </style:style>
    <style:style style:name="P152" style:family="paragraph" style:parent-style-name="Footnote">
      <style:text-properties officeooo:rsid="00a7d6e8" officeooo:paragraph-rsid="00a7d6e8"/>
    </style:style>
    <style:style style:name="P153" style:family="paragraph" style:parent-style-name="Footnote">
      <style:text-properties officeooo:rsid="00acfc58" officeooo:paragraph-rsid="00acfc58"/>
    </style:style>
    <style:style style:name="P154"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64e79" officeooo:paragraph-rsid="00b64e79" style:font-style-asian="normal" style:font-style-complex="normal" fo:hyphenate="tru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17c19" officeooo:paragraph-rsid="00b759ec" style:font-style-asian="normal" style:font-style-complex="normal" fo:hyphenate="tru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759ec" officeooo:paragraph-rsid="00b759ec" style:font-style-asian="normal" style:font-style-complex="normal" fo:hyphenate="tru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a000c" officeooo:paragraph-rsid="00ba000c" style:font-style-asian="normal" style:font-style-complex="normal" fo:hyphenate="tru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a9761" officeooo:paragraph-rsid="00ba9761" style:font-style-asian="normal" style:font-style-complex="normal" fo:hyphenate="tru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bbebe" officeooo:paragraph-rsid="00bbbebe" style:font-style-asian="normal" style:font-style-complex="normal" fo:hyphenate="tru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d53c8" officeooo:paragraph-rsid="00bd53c8" style:font-style-asian="normal" style:font-style-complex="normal" fo:hyphenate="tru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f4ae5" officeooo:paragraph-rsid="00bf4ae5" style:font-style-asian="normal" style:font-style-complex="normal" fo:hyphenate="tru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c27650" officeooo:paragraph-rsid="00c08660" style:font-style-asian="normal" style:font-style-complex="normal" fo:hyphenate="tru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c40486" officeooo:paragraph-rsid="00c40486" style:font-style-asian="normal" style:font-style-complex="normal" fo:hyphenate="tru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c456eb" officeooo:paragraph-rsid="00c456eb" style:font-style-asian="normal" style:font-style-complex="normal" fo:hyphenate="true" fo:hyphenation-remain-char-count="2" fo:hyphenation-push-char-count="2"/>
    </style:style>
    <style:style style:name="P167" style:family="paragraph" style:parent-style-name="Footnote">
      <style:text-properties officeooo:rsid="00b64e79" officeooo:paragraph-rsid="00b64e79"/>
    </style:style>
    <style:style style:name="P168" style:family="paragraph" style:parent-style-name="Footnote">
      <style:text-properties officeooo:rsid="00b759ec" officeooo:paragraph-rsid="00b759ec"/>
    </style:style>
    <style:style style:name="P169" style:family="paragraph" style:parent-style-name="Footnote">
      <style:text-properties officeooo:rsid="00ba000c" officeooo:paragraph-rsid="00ba000c"/>
    </style:style>
    <style:style style:name="P170" style:family="paragraph" style:parent-style-name="Footnote">
      <style:text-properties officeooo:rsid="00532317" officeooo:paragraph-rsid="00ba9761"/>
    </style:style>
    <style:style style:name="P171" style:family="paragraph" style:parent-style-name="Footnote">
      <style:text-properties officeooo:rsid="00bbbebe" officeooo:paragraph-rsid="00bbbebe"/>
    </style:style>
    <style:style style:name="P172" style:family="paragraph" style:parent-style-name="Footnote">
      <style:text-properties officeooo:rsid="00bf4ae5" officeooo:paragraph-rsid="00bf4ae5"/>
    </style:style>
    <style:style style:name="P173" style:family="paragraph" style:parent-style-name="Footnote">
      <style:text-properties officeooo:rsid="00c564c0" officeooo:paragraph-rsid="00c564c0"/>
    </style:style>
    <style:style style:name="P174" style:family="paragraph" style:parent-style-name="Heading_20_1">
      <style:text-properties fo:language="en" fo:country="US" officeooo:rsid="00102e6e" officeooo:paragraph-rsid="00102e6e"/>
    </style:style>
    <style:style style:name="P175" style:family="paragraph" style:parent-style-name="Heading_20_1">
      <style:text-properties officeooo:rsid="0023fa52" officeooo:paragraph-rsid="0023fa52"/>
    </style:style>
    <style:style style:name="P176" style:family="paragraph" style:parent-style-name="Heading_20_1">
      <style:text-properties officeooo:rsid="003fbb91" officeooo:paragraph-rsid="003fbb91"/>
    </style:style>
    <style:style style:name="P177" style:family="paragraph" style:parent-style-name="Heading_20_1">
      <style:text-properties fo:font-style="normal" officeooo:rsid="00996f41" officeooo:paragraph-rsid="00996f41" style:font-style-asian="normal" style:font-style-complex="normal"/>
    </style:style>
    <style:style style:name="P178" style:family="paragraph" style:parent-style-name="Heading_20_1">
      <style:text-properties officeooo:rsid="00996f41" officeooo:paragraph-rsid="00996f41"/>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fo:font-style="italic" officeooo:rsid="00853ad1" style:font-style-asian="italic" style:font-style-complex="italic"/>
    </style:style>
    <style:style style:name="T7" style:family="text">
      <style:text-properties officeooo:rsid="00135900"/>
    </style:style>
    <style:style style:name="T8" style:family="text">
      <style:text-properties fo:font-style="normal" style:font-style-asian="normal" style:font-style-complex="normal"/>
    </style:style>
    <style:style style:name="T9" style:family="text">
      <style:text-properties fo:font-style="normal" officeooo:rsid="0014fdd5" style:font-style-asian="normal" style:font-style-complex="normal"/>
    </style:style>
    <style:style style:name="T10" style:family="text">
      <style:text-properties fo:font-style="normal" officeooo:rsid="0015185f" style:font-style-asian="normal" style:font-style-complex="normal"/>
    </style:style>
    <style:style style:name="T11" style:family="text">
      <style:text-properties fo:font-style="normal" officeooo:rsid="001574ba" style:font-style-asian="normal" style:font-style-complex="normal"/>
    </style:style>
    <style:style style:name="T12" style:family="text">
      <style:text-properties fo:font-style="normal" officeooo:rsid="00167e5c" style:font-style-asian="normal" style:font-style-complex="normal"/>
    </style:style>
    <style:style style:name="T13" style:family="text">
      <style:text-properties fo:font-style="normal" officeooo:rsid="0018119a" style:font-style-asian="normal" style:font-style-complex="normal"/>
    </style:style>
    <style:style style:name="T14" style:family="text">
      <style:text-properties fo:font-style="normal" officeooo:rsid="001906d8" style:font-style-asian="normal" style:font-style-complex="normal"/>
    </style:style>
    <style:style style:name="T15" style:family="text">
      <style:text-properties fo:font-style="normal" officeooo:rsid="001985e1" style:font-style-asian="normal" style:font-style-complex="normal"/>
    </style:style>
    <style:style style:name="T16" style:family="text">
      <style:text-properties fo:font-style="normal" officeooo:rsid="001c4365" style:font-style-asian="normal" style:font-style-complex="normal"/>
    </style:style>
    <style:style style:name="T17" style:family="text">
      <style:text-properties fo:font-style="normal" officeooo:rsid="001e307c" style:font-style-asian="normal" style:font-style-complex="normal"/>
    </style:style>
    <style:style style:name="T18" style:family="text">
      <style:text-properties fo:font-style="normal" officeooo:rsid="001e5286" style:font-style-asian="normal" style:font-style-complex="normal"/>
    </style:style>
    <style:style style:name="T19" style:family="text">
      <style:text-properties fo:font-style="normal" officeooo:rsid="001ea90a" style:font-style-asian="normal" style:font-style-complex="normal"/>
    </style:style>
    <style:style style:name="T20" style:family="text">
      <style:text-properties fo:font-style="normal" officeooo:rsid="00224361" style:font-style-asian="normal" style:font-style-complex="normal"/>
    </style:style>
    <style:style style:name="T21" style:family="text">
      <style:text-properties fo:font-style="normal" officeooo:rsid="00282432" style:font-style-asian="normal" style:font-style-complex="normal"/>
    </style:style>
    <style:style style:name="T22" style:family="text">
      <style:text-properties fo:font-style="normal" officeooo:rsid="0028d76c" style:font-style-asian="normal" style:font-style-complex="normal"/>
    </style:style>
    <style:style style:name="T23" style:family="text">
      <style:text-properties fo:font-style="normal" officeooo:rsid="0029d97d" style:font-style-asian="normal" style:font-style-complex="normal"/>
    </style:style>
    <style:style style:name="T24" style:family="text">
      <style:text-properties fo:font-style="normal" officeooo:rsid="002aaeab" style:font-style-asian="normal" style:font-style-complex="normal"/>
    </style:style>
    <style:style style:name="T25" style:family="text">
      <style:text-properties fo:font-style="normal" officeooo:rsid="00103581" style:font-style-asian="normal" style:font-style-complex="normal"/>
    </style:style>
    <style:style style:name="T26" style:family="text">
      <style:text-properties fo:font-style="normal" officeooo:rsid="002dae2f" style:font-style-asian="normal" style:font-style-complex="normal"/>
    </style:style>
    <style:style style:name="T27" style:family="text">
      <style:text-properties fo:font-style="normal" officeooo:rsid="002f03df" style:font-style-asian="normal" style:font-style-complex="normal"/>
    </style:style>
    <style:style style:name="T28" style:family="text">
      <style:text-properties fo:font-style="normal" officeooo:rsid="002f39f5" style:font-style-asian="normal" style:font-style-complex="normal"/>
    </style:style>
    <style:style style:name="T29" style:family="text">
      <style:text-properties fo:font-style="normal" officeooo:rsid="002fbee1" style:font-style-asian="normal" style:font-style-complex="normal"/>
    </style:style>
    <style:style style:name="T30" style:family="text">
      <style:text-properties fo:font-style="normal" officeooo:rsid="00306636" style:font-style-asian="normal" style:font-style-complex="normal"/>
    </style:style>
    <style:style style:name="T31" style:family="text">
      <style:text-properties fo:font-style="normal" officeooo:rsid="003134c5" style:font-style-asian="normal" style:font-style-complex="normal"/>
    </style:style>
    <style:style style:name="T32" style:family="text">
      <style:text-properties fo:font-style="normal" officeooo:rsid="00329a99" style:font-style-asian="normal" style:font-style-complex="normal"/>
    </style:style>
    <style:style style:name="T33" style:family="text">
      <style:text-properties fo:font-style="normal" officeooo:rsid="00363f11" style:font-style-asian="normal" style:font-style-complex="normal"/>
    </style:style>
    <style:style style:name="T34" style:family="text">
      <style:text-properties fo:font-style="normal" officeooo:rsid="003a8470" style:font-style-asian="normal" style:font-style-complex="normal"/>
    </style:style>
    <style:style style:name="T35" style:family="text">
      <style:text-properties fo:font-style="normal" officeooo:rsid="003c2b55" style:font-style-asian="normal" style:font-style-complex="normal"/>
    </style:style>
    <style:style style:name="T36" style:family="text">
      <style:text-properties fo:font-style="normal" officeooo:rsid="003df9ff" style:font-style-asian="normal" style:font-style-complex="normal"/>
    </style:style>
    <style:style style:name="T37" style:family="text">
      <style:text-properties fo:font-style="normal" officeooo:rsid="003eaf99" style:font-style-asian="normal" style:font-style-complex="normal"/>
    </style:style>
    <style:style style:name="T38" style:family="text">
      <style:text-properties fo:font-style="normal" officeooo:rsid="003fbb91" style:font-style-asian="normal" style:font-style-complex="normal"/>
    </style:style>
    <style:style style:name="T39" style:family="text">
      <style:text-properties fo:font-style="normal" officeooo:rsid="00404d6c" style:font-style-asian="normal" style:font-style-complex="normal"/>
    </style:style>
    <style:style style:name="T40" style:family="text">
      <style:text-properties fo:font-style="normal" officeooo:rsid="0040e5da" style:font-style-asian="normal" style:font-style-complex="normal"/>
    </style:style>
    <style:style style:name="T41" style:family="text">
      <style:text-properties fo:font-style="normal" officeooo:rsid="0042aad8" style:font-style-asian="normal" style:font-style-complex="normal"/>
    </style:style>
    <style:style style:name="T42" style:family="text">
      <style:text-properties fo:font-style="normal" officeooo:rsid="004349bd" style:font-style-asian="normal" style:font-style-complex="normal"/>
    </style:style>
    <style:style style:name="T43" style:family="text">
      <style:text-properties fo:font-style="normal" officeooo:rsid="0045065f" style:font-style-asian="normal" style:font-style-complex="normal"/>
    </style:style>
    <style:style style:name="T44" style:family="text">
      <style:text-properties fo:font-style="normal" officeooo:rsid="0045650d" style:font-style-asian="normal" style:font-style-complex="normal"/>
    </style:style>
    <style:style style:name="T45" style:family="text">
      <style:text-properties fo:font-style="normal" officeooo:rsid="0045cc31" style:font-style-asian="normal" style:font-style-complex="normal"/>
    </style:style>
    <style:style style:name="T46" style:family="text">
      <style:text-properties fo:font-style="normal" officeooo:rsid="004c995e" style:font-style-asian="normal" style:font-style-complex="normal"/>
    </style:style>
    <style:style style:name="T47" style:family="text">
      <style:text-properties fo:font-style="normal" officeooo:rsid="004dab18" style:font-style-asian="normal" style:font-style-complex="normal"/>
    </style:style>
    <style:style style:name="T48" style:family="text">
      <style:text-properties fo:font-style="normal" officeooo:rsid="004de15a" style:font-style-asian="normal" style:font-style-complex="normal"/>
    </style:style>
    <style:style style:name="T49" style:family="text">
      <style:text-properties fo:font-style="normal" officeooo:rsid="004deb37" style:font-style-asian="normal" style:font-style-complex="normal"/>
    </style:style>
    <style:style style:name="T50" style:family="text">
      <style:text-properties fo:font-style="normal" officeooo:rsid="004f5bf9" style:font-style-asian="normal" style:font-style-complex="normal"/>
    </style:style>
    <style:style style:name="T51" style:family="text">
      <style:text-properties fo:font-style="normal" officeooo:rsid="0050bd22" style:font-style-asian="normal" style:font-style-complex="normal"/>
    </style:style>
    <style:style style:name="T52" style:family="text">
      <style:text-properties fo:font-style="normal" officeooo:rsid="0051473d" style:font-style-asian="normal" style:font-style-complex="normal"/>
    </style:style>
    <style:style style:name="T53" style:family="text">
      <style:text-properties fo:font-style="normal" officeooo:rsid="00530601" style:font-style-asian="normal" style:font-style-complex="normal"/>
    </style:style>
    <style:style style:name="T54" style:family="text">
      <style:text-properties fo:font-style="normal" officeooo:rsid="0053109a" style:font-style-asian="normal" style:font-style-complex="normal"/>
    </style:style>
    <style:style style:name="T55" style:family="text">
      <style:text-properties fo:font-style="normal" officeooo:rsid="0053f43b" style:font-style-asian="normal" style:font-style-complex="normal"/>
    </style:style>
    <style:style style:name="T56" style:family="text">
      <style:text-properties fo:font-style="normal" officeooo:rsid="005527b8" style:font-style-asian="normal" style:font-style-complex="normal"/>
    </style:style>
    <style:style style:name="T57" style:family="text">
      <style:text-properties fo:font-style="normal" officeooo:rsid="0056d479" style:font-style-asian="normal" style:font-style-complex="normal"/>
    </style:style>
    <style:style style:name="T58" style:family="text">
      <style:text-properties fo:font-style="normal" officeooo:rsid="0057b620" style:font-style-asian="normal" style:font-style-complex="normal"/>
    </style:style>
    <style:style style:name="T59" style:family="text">
      <style:text-properties fo:font-style="normal" officeooo:rsid="0059ede4" style:font-style-asian="normal" style:font-style-complex="normal"/>
    </style:style>
    <style:style style:name="T60" style:family="text">
      <style:text-properties fo:font-style="normal" officeooo:rsid="005cbe2a" style:font-style-asian="normal" style:font-style-complex="normal"/>
    </style:style>
    <style:style style:name="T61" style:family="text">
      <style:text-properties fo:font-style="normal" officeooo:rsid="005e8a34" style:font-style-asian="normal" style:font-style-complex="normal"/>
    </style:style>
    <style:style style:name="T62" style:family="text">
      <style:text-properties fo:font-style="normal" officeooo:rsid="005e91d2" style:font-style-asian="normal" style:font-style-complex="normal"/>
    </style:style>
    <style:style style:name="T63" style:family="text">
      <style:text-properties fo:font-style="normal" officeooo:rsid="00638ae4" style:font-style-asian="normal" style:font-style-complex="normal"/>
    </style:style>
    <style:style style:name="T64" style:family="text">
      <style:text-properties fo:font-style="normal" officeooo:rsid="0065b1dc" style:font-style-asian="normal" style:font-style-complex="normal"/>
    </style:style>
    <style:style style:name="T65" style:family="text">
      <style:text-properties fo:font-style="normal" officeooo:rsid="00679a6b" style:font-style-asian="normal" style:font-style-complex="normal"/>
    </style:style>
    <style:style style:name="T66" style:family="text">
      <style:text-properties fo:font-style="normal" officeooo:rsid="006882ae" style:font-style-asian="normal" style:font-style-complex="normal"/>
    </style:style>
    <style:style style:name="T67" style:family="text">
      <style:text-properties fo:font-style="normal" officeooo:rsid="006c5d94" style:font-style-asian="normal" style:font-style-complex="normal"/>
    </style:style>
    <style:style style:name="T68" style:family="text">
      <style:text-properties fo:font-style="normal" officeooo:rsid="006d708a" style:font-style-asian="normal" style:font-style-complex="normal"/>
    </style:style>
    <style:style style:name="T69" style:family="text">
      <style:text-properties fo:font-style="normal" officeooo:rsid="006ecb83" style:font-style-asian="normal" style:font-style-complex="normal"/>
    </style:style>
    <style:style style:name="T70" style:family="text">
      <style:text-properties fo:font-style="normal" officeooo:rsid="007068d3" style:font-style-asian="normal" style:font-style-complex="normal"/>
    </style:style>
    <style:style style:name="T71" style:family="text">
      <style:text-properties fo:font-style="normal" officeooo:rsid="007143a6" style:font-style-asian="normal" style:font-style-complex="normal"/>
    </style:style>
    <style:style style:name="T72" style:family="text">
      <style:text-properties fo:font-style="normal" officeooo:rsid="0071f728" style:font-style-asian="normal" style:font-style-complex="normal"/>
    </style:style>
    <style:style style:name="T73" style:family="text">
      <style:text-properties fo:font-style="normal" officeooo:rsid="0073975d" style:font-style-asian="normal" style:font-style-complex="normal"/>
    </style:style>
    <style:style style:name="T74" style:family="text">
      <style:text-properties fo:font-style="normal" officeooo:rsid="00765a51" style:font-style-asian="normal" style:font-style-complex="normal"/>
    </style:style>
    <style:style style:name="T75" style:family="text">
      <style:text-properties fo:font-style="normal" officeooo:rsid="0078322a" style:font-style-asian="normal" style:font-style-complex="normal"/>
    </style:style>
    <style:style style:name="T76" style:family="text">
      <style:text-properties fo:font-style="normal" officeooo:rsid="00797560" style:font-style-asian="normal" style:font-style-complex="normal"/>
    </style:style>
    <style:style style:name="T77" style:family="text">
      <style:text-properties fo:font-style="normal" officeooo:rsid="0079859a" style:font-style-asian="normal" style:font-style-complex="normal"/>
    </style:style>
    <style:style style:name="T78" style:family="text">
      <style:text-properties fo:font-style="normal" officeooo:rsid="007a6a47" style:font-style-asian="normal" style:font-style-complex="normal"/>
    </style:style>
    <style:style style:name="T79" style:family="text">
      <style:text-properties fo:font-style="normal" officeooo:rsid="00a2f9d6" style:font-style-asian="normal" style:font-style-complex="normal"/>
    </style:style>
    <style:style style:name="T80" style:family="text">
      <style:text-properties fo:font-style="normal" officeooo:rsid="00a82e5b" style:font-style-asian="normal" style:font-style-complex="normal"/>
    </style:style>
    <style:style style:name="T81" style:family="text">
      <style:text-properties officeooo:rsid="001906d8"/>
    </style:style>
    <style:style style:name="T82" style:family="text">
      <style:text-properties officeooo:rsid="006e2c41"/>
    </style:style>
    <style:style style:name="T83"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85"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86"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87" style:family="text">
      <style:text-properties officeooo:rsid="001add3c"/>
    </style:style>
    <style:style style:name="T88" style:family="text">
      <style:text-properties officeooo:rsid="002436e0"/>
    </style:style>
    <style:style style:name="T89" style:family="text">
      <style:text-properties officeooo:rsid="0068bd4b"/>
    </style:style>
    <style:style style:name="T90" style:family="text">
      <style:text-properties officeooo:rsid="001c4365"/>
    </style:style>
    <style:style style:name="T91" style:family="text">
      <style:text-properties officeooo:rsid="001e307c"/>
    </style:style>
    <style:style style:name="T92" style:family="text">
      <style:text-properties officeooo:rsid="001ea90a"/>
    </style:style>
    <style:style style:name="T93" style:family="text">
      <style:text-properties officeooo:rsid="00208781"/>
    </style:style>
    <style:style style:name="T94" style:family="text">
      <style:text-properties officeooo:rsid="00224361"/>
    </style:style>
    <style:style style:name="T95" style:family="text">
      <style:text-properties officeooo:rsid="0023fa52"/>
    </style:style>
    <style:style style:name="T96" style:family="text">
      <style:text-properties officeooo:rsid="00253341"/>
    </style:style>
    <style:style style:name="T97" style:family="text">
      <style:text-properties officeooo:rsid="00254b79"/>
    </style:style>
    <style:style style:name="T98" style:family="text">
      <style:text-properties officeooo:rsid="0025c758"/>
    </style:style>
    <style:style style:name="T99" style:family="text">
      <style:text-properties officeooo:rsid="0027a41a"/>
    </style:style>
    <style:style style:name="T100" style:family="text">
      <style:text-properties officeooo:rsid="00282432"/>
    </style:style>
    <style:style style:name="T101"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2"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03" style:family="text">
      <style:text-properties fo:color="#ff3333"/>
    </style:style>
    <style:style style:name="T104" style:family="text">
      <style:text-properties fo:color="#ff3333" fo:font-style="normal" style:font-style-asian="normal" style:font-style-complex="normal"/>
    </style:style>
    <style:style style:name="T105" style:family="text">
      <style:text-properties fo:color="#ff3333" fo:font-style="normal" officeooo:rsid="00363f11" style:font-style-asian="normal" style:font-style-complex="normal"/>
    </style:style>
    <style:style style:name="T106" style:family="text">
      <style:text-properties fo:color="#ff3333" fo:font-style="normal" officeooo:rsid="002fbee1" style:font-style-asian="normal" style:font-style-complex="normal"/>
    </style:style>
    <style:style style:name="T107" style:family="text">
      <style:text-properties fo:color="#ff3333" fo:font-style="normal" officeooo:rsid="0038195f" style:font-style-asian="normal" style:font-style-complex="normal"/>
    </style:style>
    <style:style style:name="T108" style:family="text">
      <style:text-properties fo:color="#ff3333" fo:font-style="normal" officeooo:rsid="00404d6c" style:font-style-asian="normal" style:font-style-complex="normal"/>
    </style:style>
    <style:style style:name="T109" style:family="text">
      <style:text-properties fo:color="#ff3333" fo:font-style="normal" officeooo:rsid="0042aad8" style:font-style-asian="normal" style:font-style-complex="normal"/>
    </style:style>
    <style:style style:name="T110" style:family="text">
      <style:text-properties fo:color="#ff3333" fo:font-style="normal" officeooo:rsid="004349bd" style:font-style-asian="normal" style:font-style-complex="normal"/>
    </style:style>
    <style:style style:name="T111" style:family="text">
      <style:text-properties fo:color="#ff3333" fo:font-style="normal" officeooo:rsid="004dab18" style:font-style-asian="normal" style:font-style-complex="normal"/>
    </style:style>
    <style:style style:name="T112" style:family="text">
      <style:text-properties fo:color="#ff3333" fo:font-style="normal" officeooo:rsid="0053f43b" style:font-style-asian="normal" style:font-style-complex="normal"/>
    </style:style>
    <style:style style:name="T113" style:family="text">
      <style:text-properties fo:color="#ff3333" officeooo:rsid="004dab18"/>
    </style:style>
    <style:style style:name="T114" style:family="text">
      <style:text-properties fo:color="#3333ff"/>
    </style:style>
    <style:style style:name="T115" style:family="text">
      <style:text-properties fo:color="#3333ff" fo:font-style="italic" style:font-style-asian="italic" style:font-style-complex="italic"/>
    </style:style>
    <style:style style:name="T116" style:family="text">
      <style:text-properties fo:color="#3333ff" fo:font-style="italic" officeooo:rsid="00363f11" style:font-style-asian="italic" style:font-style-complex="italic"/>
    </style:style>
    <style:style style:name="T117" style:family="text">
      <style:text-properties fo:color="#3333ff" fo:font-style="italic" officeooo:rsid="0051473d" style:font-style-asian="italic" style:font-style-complex="italic"/>
    </style:style>
    <style:style style:name="T118" style:family="text">
      <style:text-properties fo:color="#3333ff" officeooo:rsid="003951bb"/>
    </style:style>
    <style:style style:name="T119" style:family="text">
      <style:text-properties fo:color="#3333ff" officeooo:rsid="0040e5da"/>
    </style:style>
    <style:style style:name="T120" style:family="text">
      <style:text-properties fo:color="#3333ff" officeooo:rsid="0045650d"/>
    </style:style>
    <style:style style:name="T121" style:family="text">
      <style:text-properties officeooo:rsid="00404d6c"/>
    </style:style>
    <style:style style:name="T122" style:family="text">
      <style:text-properties fo:language="de" fo:country="DE" officeooo:rsid="002a31d4"/>
    </style:style>
    <style:style style:name="T123" style:family="text">
      <style:text-properties fo:language="de" fo:country="DE" officeooo:rsid="006e2c41"/>
    </style:style>
    <style:style style:name="T124" style:family="text">
      <style:text-properties fo:language="de" fo:country="DE" officeooo:rsid="0045650d"/>
    </style:style>
    <style:style style:name="T125" style:family="text">
      <style:text-properties fo:language="de" fo:country="DE" officeooo:rsid="005e8a34"/>
    </style:style>
    <style:style style:name="T126" style:family="text">
      <style:text-properties officeooo:rsid="0045650d"/>
    </style:style>
    <style:style style:name="T127" style:family="text">
      <style:text-properties officeooo:rsid="004b34b5"/>
    </style:style>
    <style:style style:name="T128" style:family="text">
      <style:text-properties officeooo:rsid="004de15a"/>
    </style:style>
    <style:style style:name="T129" style:family="text">
      <style:text-properties officeooo:rsid="0057b620"/>
    </style:style>
    <style:style style:name="T130" style:family="text">
      <style:text-properties style:text-position="super 58%" officeooo:rsid="00135900"/>
    </style:style>
    <style:style style:name="T131" style:family="text">
      <style:text-properties officeooo:rsid="007a9a20"/>
    </style:style>
    <style:style style:name="T132" style:family="text">
      <style:text-properties officeooo:rsid="007ad8ad"/>
    </style:style>
    <style:style style:name="T133" style:family="text">
      <style:text-properties officeooo:rsid="007c50e6"/>
    </style:style>
    <style:style style:name="T134" style:family="text">
      <style:text-properties officeooo:rsid="007dfdd9"/>
    </style:style>
    <style:style style:name="T135" style:family="text">
      <style:text-properties officeooo:rsid="007f6c37"/>
    </style:style>
    <style:style style:name="T136" style:family="text">
      <style:text-properties officeooo:rsid="0081c65b"/>
    </style:style>
    <style:style style:name="T137" style:family="text">
      <style:text-properties officeooo:rsid="008348ae"/>
    </style:style>
    <style:style style:name="T138" style:family="text">
      <style:text-properties officeooo:rsid="00853ad1"/>
    </style:style>
    <style:style style:name="T139" style:family="text">
      <style:text-properties officeooo:rsid="008a148d"/>
    </style:style>
    <style:style style:name="T140" style:family="text">
      <style:text-properties officeooo:rsid="008b1914"/>
    </style:style>
    <style:style style:name="T141" style:family="text">
      <style:text-properties officeooo:rsid="008b2e8c"/>
    </style:style>
    <style:style style:name="T142" style:family="text">
      <style:text-properties officeooo:rsid="00916919"/>
    </style:style>
    <style:style style:name="T143" style:family="text">
      <style:text-properties officeooo:rsid="00926d5d"/>
    </style:style>
    <style:style style:name="T144" style:family="text">
      <style:text-properties officeooo:rsid="0093a791"/>
    </style:style>
    <style:style style:name="T145" style:family="text">
      <style:text-properties officeooo:rsid="00940cc2"/>
    </style:style>
    <style:style style:name="T146" style:family="text">
      <style:text-properties officeooo:rsid="0096544b"/>
    </style:style>
    <style:style style:name="T147" style:family="text">
      <style:text-properties officeooo:rsid="0097704d"/>
    </style:style>
    <style:style style:name="T148" style:family="text">
      <style:text-properties officeooo:rsid="00996f41"/>
    </style:style>
    <style:style style:name="T149" style:family="text">
      <style:text-properties officeooo:rsid="009da8ae"/>
    </style:style>
    <style:style style:name="T150" style:family="text">
      <style:text-properties officeooo:rsid="009e20e6"/>
    </style:style>
    <style:style style:name="T151" style:family="text">
      <style:text-properties officeooo:rsid="00a1bb5f"/>
    </style:style>
    <style:style style:name="T152" style:family="text">
      <style:text-properties officeooo:rsid="00a1f16b"/>
    </style:style>
    <style:style style:name="T153" style:family="text">
      <style:text-properties officeooo:rsid="00a4626e"/>
    </style:style>
    <style:style style:name="T154" style:family="text">
      <style:text-properties officeooo:rsid="00a59e05"/>
    </style:style>
    <style:style style:name="T155" style:family="text">
      <style:text-properties officeooo:rsid="00a6b234"/>
    </style:style>
    <style:style style:name="T156" style:family="text">
      <style:text-properties officeooo:rsid="00a7d6e8"/>
    </style:style>
    <style:style style:name="T157" style:family="text">
      <style:text-properties officeooo:rsid="00aab19a"/>
    </style:style>
    <style:style style:name="T158" style:family="text">
      <style:text-properties officeooo:rsid="00ab1805"/>
    </style:style>
    <style:style style:name="T159" style:family="text">
      <style:text-properties officeooo:rsid="00b15b61"/>
    </style:style>
    <style:style style:name="T160" style:family="text">
      <style:text-properties officeooo:rsid="00b5c662"/>
    </style:style>
    <style:style style:name="T161" style:family="text">
      <style:text-properties officeooo:rsid="00b759ec"/>
    </style:style>
    <style:style style:name="T162" style:family="text">
      <style:text-properties officeooo:rsid="00b874ca"/>
    </style:style>
    <style:style style:name="T163" style:family="text">
      <style:text-properties officeooo:rsid="00ba9761"/>
    </style:style>
    <style:style style:name="T164" style:family="text">
      <style:text-properties officeooo:rsid="00bbbebe"/>
    </style:style>
    <style:style style:name="T165" style:family="text">
      <style:text-properties officeooo:rsid="00bd53c8"/>
    </style:style>
    <style:style style:name="T166" style:family="text">
      <style:text-properties officeooo:rsid="00bd9b36"/>
    </style:style>
    <style:style style:name="T167" style:family="text">
      <style:text-properties officeooo:rsid="00c564c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he Digital Disruption of Truth</text:p>
          </text:index-title>
          <text:p text:style-name="P155"><text:a xlink:type="simple" xlink:href="#__RefHeading___Toc1230_2128195823" text:style-name="Index_20_Link" text:visited-style-name="Index_20_Link">Oh no, the Internet disrupted something… again<text:tab/>1</text:a></text:p>
          <text:p text:style-name="P155"><text:a xlink:type="simple" xlink:href="#__RefHeading___Toc1232_2128195823" text:style-name="Index_20_Link" text:visited-style-name="Index_20_Link">Do we need Science to perceive?<text:tab/>5</text:a></text:p>
          <text:p text:style-name="P155"><text:a xlink:type="simple" xlink:href="#__RefHeading___Toc1234_2128195823" text:style-name="Index_20_Link" text:visited-style-name="Index_20_Link">Where the Intricate Paths of Doubt lead<text:tab/>7</text:a></text:p>
          <text:p text:style-name="P155"><text:a xlink:type="simple" xlink:href="#__RefHeading___Toc1236_2128195823" text:style-name="Index_20_Link" text:visited-style-name="Index_20_Link">Did you use a library today? Or other forms of databases?<text:tab/>15</text:a></text:p>
          <text:p text:style-name="P155"><text:a xlink:type="simple" xlink:href="#__RefHeading___Toc2613_1169950661" text:style-name="Index_20_Link" text:visited-style-name="Index_20_Link">Scientists gonna science, Poets gonna poet<text:tab/>19</text:a></text:p>
          <text:p text:style-name="P155"><text:a xlink:type="simple" xlink:href="#__RefHeading___Toc1558_735789101" text:style-name="Index_20_Link" text:visited-style-name="Index_20_Link">You can be an autonomous scientist, too!<text:tab/>24</text:a></text:p>
          <text:p text:style-name="P155"><text:a xlink:type="simple" xlink:href="#__RefHeading___Toc1697_1812602586" text:style-name="Index_20_Link" text:visited-style-name="Index_20_Link">How does technology relate to autonomy?<text:tab/>26</text:a></text:p>
        </text:index-body>
      </text:table-of-content>
      <text:h text:style-name="P174" text:outline-level="1"/>
      <text:h text:style-name="P174" text:outline-level="1"><text:bookmark-start text:name="__RefHeading___Toc1230_2128195823"/>Oh no, the <text:span text:style-name="T91">Internet</text:span> disrupted something… again<text:bookmark-end text:name="__RefHeading___Toc1230_2128195823"/></text:h>
      <text:p text:style-name="P115"/>
      <text:p text:style-name="P2">Quite <text:span text:style-name="T7">regularly</text:span> many <text:span text:style-name="T81">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3">Andy Clark <text:span text:style-name="T1">mocks these people in his essay “</text:span><text:span text:style-name="T25">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120">Clark, Natural Born Cyborgs</text:p></text:note-body></text:note><text:span text:style-name="T1"> So, if I still use the vague term “humans”, then only because I’m referring to someone else’s usage of the term.</text:span></text:p>
      <text:p text:style-name="P4">Each of these technologies disrupted established <text:span text:style-name="T7">traditions, societies, systems, as it changed us. Disruption means in this context a fundamental change: a new innovation, which does not only enhance the functionality of the old systems, but subverts them.</text:span><text:span text:style-name="T7"><text:note text:id="ftn2" text:note-class="footnote"><text:note-citation>2</text:note-citation><text:note-body><text:p text:style-name="P137">https://www.gruenderszene.de/lexikon/begriffe/disruption</text:p></text:note-body></text:note></text:span><text:span text:style-name="T7"> This happened in the camera market in the end of the 20</text:span><text:span text:style-name="T130">th</text:span><text:span text:style-name="T7"> century, when digital cameras replaced analog cameras (and where then made </text:span><text:soft-page-break/><text:span text:style-name="T7">obsolete by smartphones), and is about to happen to the oil industry, according to some observers.</text:span><text:span text:style-name="T7"><text:note text:id="ftn3" text:note-class="footnote"><text:note-citation>3</text:note-citation><text:note-body><text:p text:style-name="P137">https://shift.newco.co/this-is-how-big-oil-will-die-38b843bd4fe0</text:p></text:note-body></text:note></text:span><text:span text:style-name="T7"> During the latest technological revolution, the digital one, another system was disrupted: Truth.</text:span></text:p>
      <text:p text:style-name="P5">Michael Seemann has analyzed the digital revolution in his impressive book “<text:span text:style-name="T8">The Digital Tailspin – Rules for the Internet after Snowden”. He talks about the “death of the gatekeepers”, how the institutions, which until recently controlled </text:span><text:span text:style-name="T57">the</text:span><text:span text:style-name="T8"> truth in the western world, lost their control about the increasingly decentralized production of knowledge.</text:span></text:p>
      <text:p text:style-name="P5"><text:span text:style-name="T8">The symptoms of this loss of control are dominating their headlines: the terms “Fake News”, “Post-Truth-Society”, “Filter Bubbles”, “Algorithms” are spilled all over the discourse. </text:span><text:span text:style-name="T9">Cracks are showing up in the pretty facade of the society, as elements which were widely believed dead since 1945, begin to crawl to the surface again.</text:span></text:p>
      <text:p text:style-name="P6"><text:span text:style-name="T8">A lot is coming </text:span><text:span text:style-name="T20">up now</text:span><text:span text:style-name="T8">, as the means of articulation are decentralized. One effect is that we finally </text:span><text:span text:style-name="T14">are becoming</text:span><text:span text:style-name="T8"> aware of filter bubbles on a big scale. When we started to see all the stuff other people were believing, we realized that what we were believing was just as much a </text:span><text:span text:style-name="T18">contingent </text:span><text:span text:style-name="T8">product of our environment as the opinion of the </text:span><text:span text:style-name="T2">stupid people</text:span><text:span text:style-name="T8">. Everyone constantly telling the world what they thought as morally right, real, and </text:span><text:span text:style-name="T14">obviously, true</text:span><text:span text:style-name="T8">, stressed the filter bubbles, where we had hidden from “the </text:span><text:span text:style-name="T57">public”</text:span><text:span text:style-name="T8">. And that was a good effect – they became more and more permeable, as we had to learn how to deal with the opinions of others.</text:span></text:p>
      <text:p text:style-name="P7"><text:span text:style-name="T8">Well, this doesn’t always work out fine. The election of Donald Trump to the president of the United States was one of the consequences of this disruption. The </text:span><text:span text:style-name="T10">election campaign was notorious for using facts as a matter of fe</text:span><text:span text:style-name="T11">lt</text:span><text:span text:style-name="T10"> truth rather than proven truth, and shortly after his inauguration, when he had claimed that the “rain stopped during his speech” despite everyone seeing otherwise, the term “alternative facts” invoked laughter all over the web.</text:span></text:p>
      <text:p text:style-name="P7"><text:span text:style-name="T10">The laughter froze in the faces of the gatekeepers, when they realized, that the new president did not correct himself, did not admit defeat, did not bow to the truth. This questioned their authority </text:span><text:span text:style-name="T11">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1"><text:note text:id="ftn4" text:note-class="footnote"><text:note-citation>4</text:note-citation><text:note-body><text:p text:style-name="P116">http://www.ctrl-verlust.net/das-regime-der-demokratischen-wahrheit-teil-i-comical-spicer/</text:p></text:note-body></text:note></text:span><text:span text:style-name="T11">. </text:span><text:span text:style-name="T14">And who am I to tell them to believe otherwise?</text:span></text:p>
      <text:p text:style-name="P9">When the notion of a “post-truth society” came up, I was intrigued. I had made the experience myself, that my subjective explanation of the world wasn’t coinciding with the version I was taught in school or read in the newspapers of my parents. <text:span text:style-name="T81">But I not only doubted what I had to believe the authorities, I also made the experience, that what I reasoned had different outcomes than what other </text:span><text:soft-page-break/><text:span text:style-name="T81">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0">That my perspective differed from the mainstream view had rarely been a problem – it just seemed that maybe different versions of the same story could coexist for a while, dissolve, merge, and finally differ again.</text:p>
      <text:p text:style-name="P12">Actually, I don’t think that a lot has changed. The digital disruption rather made us aware of a problem of perception which always existed – that no cyborg has ever had access to objective truth, that the discourse is an incomplete tool of producing <text:span text:style-name="T90">intersubjectivity</text:span>, and that <text:span text:style-name="T90">the social objectivity </text:span>it produces <text:span text:style-name="T90">instead is the cause of </text:span>exclusion <text:span text:style-name="T90">and oppression of different forms of subjectivity and subjective knowledge.</text:span></text:p>
      <text:p text:style-name="P18"><text:span text:style-name="T8">When the former owners of the truth suddenly talk about “post-truth”, I am not surprised that they don’t like it. They are </text:span><text:span text:style-name="T2">afraid</text:span><text:span text:style-name="T8"> of people who make their own truths. I can understand that. People act because of truths, and Donald Trump has made devastating policy since he came into office, </text:span><text:span text:style-name="T16">and</text:span><text:span text:style-name="T8"> I am just as frightened </text:span><text:span text:style-name="T15">of</text:span><text:span text:style-name="T8"> this guy </text:span><text:span text:style-name="T58">as you</text:span><text:span text:style-name="T8">. He still threatens the future of organic life because of a </text:span><text:span text:style-name="T2">disagreement</text:span><text:span text:style-name="T8"> with </text:span><text:span text:style-name="T12">c</text:span><text:span text:style-name="T8">limate </text:span><text:span text:style-name="T12">c</text:span><text:span text:style-name="T8">hange </text:span><text:span text:style-name="T12">s</text:span><text:span text:style-name="T8">cientists.</text:span></text:p>
      <text:p text:style-name="P11">But this doesn’t mean, that the observation of different coexisting truths isn’t valid. Or that just because Trump doesn’t ha<text:span text:style-name="T94">ve</text:span> direct access to objective truth, scientists have it. I certainly don’t have it. And I bemoan this fact often enough.</text:p>
      <text:p text:style-name="P11">Because I still have to act, and not knowing the true state of the world is making my actions less effective. Trump’s actions are definitely less effective because of his lack of understanding how the world works (or he wouldn’t have been broke so many times)<text:note text:id="ftn5" text:note-class="footnote"><text:note-citation>5</text:note-citation><text:note-body><text:p text:style-name="P121">http://www.spiegel.de/wirtschaft/unternehmen/donald-trump-die-wahrheit-hinter-trumps-milliarden-a-1077765.html</text:p></text:note-body></text:note>.</text:p>
      <text:p text:style-name="P8"><text:span text:style-name="T8">Even if I have no direct access to </text:span><text:span text:style-name="T2">the</text:span><text:span text:style-name="T8"> truth, if there even is one, I still perceive. Actually, I perceive all the time, and I have not yet experienced a second of my life without perception. So, </text:span><text:span text:style-name="T13">I chose to try to make sense out of these perceptions.</text:span></text:p>
      <text:p text:style-name="P15"><text:span text:style-name="T15">This leads to a world view, </text:span><text:span text:style-name="T16">and to new problems. I realize that I make a lot of mistakes when I make sense out of the world. A lot of other people make them too, and stereotypes are only the most o</text:span><text:span text:style-name="T19">b</text:span><text:span text:style-name="T16">vious of such mistakes. Some would probably resign and say “well, maybe the mainstream </text:span><text:span text:style-name="T3">is </text:span><text:span text:style-name="T16">right then”, and stop thinking for themselves. I don’t think this solves the problem. That many different wrong truths exist, </text:span><text:span text:style-name="T17">doesn’t make</text:span><text:span text:style-name="T58">s</text:span><text:span text:style-name="T17"> the social</text:span><text:span text:style-name="T58">ly constructed</text:span><text:span text:style-name="T17"> objectivity right. </text:span></text:p>
      <text:p text:style-name="P15"><text:span text:style-name="T17">I </text:span><text:span text:style-name="T19">still</text:span><text:span text:style-name="T17"> perceive everything myself, and </text:span><text:span text:style-name="T19">decided to </text:span><text:span text:style-name="T17">constantly doubt my knowledge after I made up my mind. I can copy large parts of the social objective truth, and rightly do so – many people con</text:span><text:soft-page-break/><text:span text:style-name="T17">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14"><text:span text:style-name="T17">This is the right point to define how I think knowledge is structured</text:span><text:span text:style-name="T15">. The terms knowledge, information and data are best defined in relation to each other, and the </text:span><text:span text:style-name="T17">best definition I could copy yet is this</text:span><text:span text:style-name="T15">:</text:span></text:p>
      <text:p text:style-name="P16"><text:span text:style-name="T8">Data is a difference - </text:span><text:span text:style-name="T15">everything which can be expressed by distinguishing between 0 and 1. </text:span><text:span text:style-name="T8">Data alone doesn’t tell me a lot though. They only make sense if I relate them to other data, in contrast to which they make a difference.</text:span></text:p>
      <text:p text:style-name="P13">So some data, which in relation to other data makes a difference, is called information. Information is a difference which makes a difference. <text:span text:style-name="T129">Contextualization is the magical process which transforms data into information.</text:span></text:p>
      <text:p text:style-name="P16"><text:span text:style-name="T15">T</text:span><text:span text:style-name="T8">hese information</text:span><text:span text:style-name="T58">s+</text:span><text:span text:style-name="T8">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8"><text:note text:id="ftn6" text:note-class="footnote"><text:note-citation>6</text:note-citation><text:note-body><text:p text:style-name="P117">Seemann (2014), p. 18</text:p></text:note-body></text:note></text:span></text:p>
      <text:p text:style-name="P16"><text:span text:style-name="T8">This system is very contingent in its nature, because data is contingent. This world changes a lot, and writing out my thoughts is changing </text:span><text:span text:style-name="T19">them</text:span><text:span text:style-name="T8"> in a rapid manner. We live, we co-evolve, we produce the world we live in, and of course, its rules: so I deem it practical to talk about the world as a contingent one, always changing, which means that the data I use </text:span><text:span text:style-name="T80">will not</text:span><text:span text:style-name="T8"> be valid </text:span><text:span text:style-name="T19">for </text:span><text:span text:style-name="T8">very long. Many people rely on their knowledge and have a hard time changing their perspectives, when the world changes. I have mocked these conservatives already in the first paragraph.</text:span></text:p>
      <text:p text:style-name="P16"><text:span text:style-name="T8">Richard Rorty has approached the problem of contingency in a very interesting way, because he sees language as the main tool we use to make information out of data. To approach this problem, he proposes the position of the “liberal ironist”. H</text:span><text:span text:style-name="T19">is definition of an ironist is</text:span><text:span text:style-name="T8">:</text:span></text:p>
      <text:p text:style-name="P154">„(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7" text:note-class="footnote"><text:note-citation>7</text:note-citation><text:note-body><text:p text:style-name="P118">Rorty <text:span text:style-name="T82">(2009): p. </text:span>73</text:p></text:note-body></text:note></text:p>
      <text:p text:style-name="P17"><text:soft-page-break/><text:span text:style-name="T8">Further he is a </text:span><text:span text:style-name="T2">liberal </text:span><text:span text:style-name="T8">ironist, because he thinks, “cruelty” is the worst thing people can do to each other.</text:span><text:span text:style-name="T8"><text:note text:id="ftn8" text:note-class="footnote"><text:note-citation>8</text:note-citation><text:note-body><text:p text:style-name="P117">Rorty (2009): p. xv</text:p></text:note-body></text:note></text:span><text:span text:style-name="T8"> </text:span><text:span text:style-name="T83">Out of this moral standpoint he </text:span><text:span text:style-name="T84">analyzes</text:span><text:span text:style-name="T83"> different vocabularies, for example by Orwell and Nabokov, who both found different ways of describing and attacking new forms of cruelty.</text:span></text:p>
      <text:p text:style-name="P19">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87">until they become autonomous: until they are able to make their own rules about their own existence, until they have the freedom to follow the rules they invented themselves.</text:span></text:p>
      <text:p text:style-name="P19">I think this correlates to a far degree with condemning crue<text:span text:style-name="T88">l</text:span>ty. People stop using cruelty pretty fast, when they don‘t see themselves forced to it; <text:span text:style-name="T87">and</text:span> when they allow someone‘s autonomy, they can‘t inflict cruelty on them.</text:p>
      <text:p text:style-name="P19"><text:span text:style-name="T92">So I’ve chosen autonomy as my goal – not only my own autonomy, but rather that of all beings I am able to communicate with. </text:span>I call this attitu<text:span text:style-name="T89">d</text:span>e <text:span text:style-name="T87">a </text:span>„radical ironist“, w<text:span text:style-name="T89">hic</text:span>h differs from other radicals by neither insisting on <text:span text:style-name="T92">my</text:span> current vocab<text:span text:style-name="T89">ulary, like </text:span>the liberal ironists <text:span text:style-name="T92">don’t</text:span>.<text:note text:id="ftn9" text:note-class="footnote"><text:note-citation>9</text:note-citation><text:note-body><text:p text:style-name="P119">Lefherz “<text:span text:style-name="T145">Kybernetik”</text:span> (2016), p. 3<text:span text:style-name="T126">+</text:span></text:p></text:note-body></text:note></text:p>
      <text:p text:style-name="P20">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29">simply </text:span>copy from knowledge building institutions like <text:span text:style-name="T129">P</text:span>hysics or Wikipedia, which should I verify? <text:span text:style-name="T93">Which freedoms do I have as a cyborg, damned to perceiving on my own, and how can I help others to use their respective freedoms?</text:span></text:p>
      <text:p text:style-name="P20"/>
      <text:h text:style-name="P175" text:outline-level="1"><text:bookmark-start text:name="__RefHeading___Toc1232_2128195823"/>Do we need Science to perceive?<text:bookmark-end text:name="__RefHeading___Toc1232_2128195823"/></text:h>
      <text:p text:style-name="P20"/>
      <text:p text:style-name="P26"><text:span text:style-name="T86">P</text:span><text:span text:style-name="T85">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21"><text:soft-page-break/><text:span text:style-name="T86">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95">or rather, worldometers.info, which refines this data</text:span>.<text:note text:id="ftn10" text:note-class="footnote"><text:note-citation>10</text:note-citation><text:note-body><text:p text:style-name="P122">http://www.worldometers.info/world-population/</text:p></text:note-body></text:note></text:p>
      <text:p text:style-name="P23">These numbers are quickly doubted. I did never see all these people, and just because some institution tells me… but if I want to know how many people are on this planet, I’ll decide to go with this source. You don’t have to follow me through with this.</text:p>
      <text:p text:style-name="P23">To say that there are as many cyborgs on this earth, is probably wrong. A lot of these humans may have never touched technology, can’t talk yet, <text:span text:style-name="T96">and we tend to forget that less than half of them has Internet access at the moment.</text:span><text:span text:style-name="T96"><text:note text:id="ftn11" text:note-class="footnote"><text:note-citation>11</text:note-citation><text:note-body><text:p text:style-name="P123">http://www.internetlivestats.com/internet-users/</text:p></text:note-body></text:note></text:span></text:p>
      <text:p text:style-name="P24">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98">on</text:span> figures which are only collected every second year.</text:p>
      <text:p text:style-name="P24">But more importantly, they have a lower opportunity to come up with better numbers. So if I meet one of them, <text:span text:style-name="T97">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25">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98">until we find better ones</text:span>.</text:p>
      <text:p text:style-name="P25">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98">You can guess yourself, how often they hit the result of scientific research by chance.</text:span></text:p>
      <text:p text:style-name="P26">The institution of science is trying to prevent a mess of wrong information by using certain standards. These standards can be very useful, <text:span text:style-name="T99">because the data which is produced according to these standards tends to be very useful. For delicate actions, highly accurate data can be important. If I </text:span><text:soft-page-break/><text:span text:style-name="T99">want to claim that only about half of humanity has access to the Internet, inaccurate data is totally sufficient. And this is valid for most tasks of the daily life, too.</text:span></text:p>
      <text:p text:style-name="P27">Even for some of the beliefs which are pretty painful to see for people with a higher education. For most people who believe that 9/11 was an inside job, this will not have negative outcomes, as their actions are not affected by this information. <text:span text:style-name="T100">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1">facts at all, so whoever I argue with about this topic probably already knows more about it than me. Who am I to tell them to believe otherwise? And what does it matter?</text:span></text:p>
      <text:p text:style-name="P28"><text:span text:style-name="T8">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2">a simple statistic</text:span><text:span text:style-name="T8"> about the dangers which alcohol poses on individual health and social peace </text:span><text:span text:style-name="T22">in comparison to Marijuana. If you take into accord how many professors actually don’t read papers of their students before giving them grades (of course I can’t prove th</text:span><text:span text:style-name="T59">o</text:span><text:span text:style-name="T22">se horror stories), making decisions on the ground of poorly checked information is pretty common also in scientific environments.</text:span></text:p>
      <text:p text:style-name="P29"><text:span text:style-name="T22">A</text:span><text:span text:style-name="T8">lso, new scientific standards are always emerging somewhere. There are feminist thinkers which criticize dualist thinking in the humanities,</text:span><text:span text:style-name="T8"><text:note text:id="ftn12" text:note-class="footnote"><text:note-citation>12</text:note-citation><text:note-body><text:p text:style-name="P126">Gruen (2014): p. 403</text:p></text:note-body></text:note></text:span><text:span text:style-name="T8"> and second order cyberneticians, which criticize first order cyberneticians for equalizing cyborg brains with computer circuits.</text:span><text:span text:style-name="T8"><text:note text:id="ftn13" text:note-class="footnote"><text:note-citation>13</text:note-citation><text:note-body><text:p text:style-name="P124">Foerster <text:span text:style-name="T101">/Pörksen</text:span><text:span text:style-name="T82">(2008): p. </text:span>11<text:span text:style-name="T82">1+</text:span></text:p></text:note-body></text:note></text:span><text:span text:style-name="T8"> Let’s not forget </text:span><text:span text:style-name="T23">what racist books were written by the</text:span><text:span text:style-name="T8"> father</text:span><text:span text:style-name="T23">s</text:span><text:span text:style-name="T8"> of the Enlightenment.</text:span><text:span text:style-name="T8"><text:note text:id="ftn14" text:note-class="footnote"><text:note-citation>14</text:note-citation><text:note-body><text:p text:style-name="P127">https://anthroblog.anthroweb.info/2013/der-rassismus-als-monstroses-kind-der-aufklarung-iv/</text:p></text:note-body></text:note></text:span></text:p>
      <text:p text:style-name="P28"><text:span text:style-name="T23">O</text:span><text:span text:style-name="T22">ne has to judge themselves, how permeable the standards of science can be, how new standards can emerge, </text:span><text:span text:style-name="T23">how valid they are, and if they want to apply them to their own perception. Sometimes they may not have the time to check their perception against all of them, and who am I to judge them?</text:span></text:p>
      <text:p text:style-name="P51"/>
      <text:h text:style-name="P176" text:outline-level="1"><text:bookmark-start text:name="__RefHeading___Toc1234_2128195823"/><text:span text:style-name="T148">Where</text:span> the Intricate Paths of Doubt <text:span text:style-name="T148">lead</text:span><text:bookmark-end text:name="__RefHeading___Toc1234_2128195823"/></text:h>
      <text:p text:style-name="P51"/>
      <text:p text:style-name="P52">After this antithesis against science, it is time to come to some kind of a synthesis now. People which don’t doubt their perception usually end up acting badly. With the typical arrogance of a phi<text:soft-page-break/>losophy student, shortly before he accomplished anything, I can even say that they are probably responsible for everything evil in the world, from the Shoah to sexism, racism, colonialism, <text:span text:style-name="T149">bullying</text:span> and hierarchy in all their forms.</text:p>
      <text:p text:style-name="P30"><text:span text:style-name="T8">As a radical ironist, who is defined by doubting his own vocabulary and trying to overcome these constraints to autonomy, doubting is my </text:span><text:span text:style-name="T38">path</text:span><text:span text:style-name="T8"> to stop making the very same mistakes in my own perception.</text:span></text:p>
      <text:p text:style-name="P52">I can’t claim that I will ever be done with this. Doubt is a weapon against false securities which sneak into our minds all the time, and I don’t think they will ever stop. <text:span text:style-name="T150">And if, there was no way of discovering whether it was a right or a wrong security, keeping me in this belief like Descartes’ evil demon of self-righteousness.</text:span></text:p>
      <text:p text:style-name="P31"><text:span text:style-name="T8">Also I can’t claim that I will always apply these doubts, to each of my perceptions. It is not a checklist you can just work off – as each doubt includes an act of perception at </text:span><text:span text:style-name="T24">the perception to be doubted</text:span><text:span text:style-name="T8">, which itself could </text:span><text:span text:style-name="T38">be object to </text:span><text:span text:style-name="T8">doubt, and </text:span><text:span text:style-name="T24">is in itself an action.</text:span></text:p>
      <text:p text:style-name="P30"><text:span text:style-name="T8">But I made the observation that it nonetheless improves my perception, as I find mistakes, which I then can avoid in my </text:span><text:span text:style-name="T24">relevant </text:span><text:span text:style-name="T8">actions, </text:span><text:span text:style-name="T24">which have a powerful influence on the outside world – even if the small actions of doubting myself are not so watertight.</text:span></text:p>
      <text:p text:style-name="P53">You see, this concept doesn’t solve all of the problems. But I chose it pragmatically. I think, it does the right steps in the right direction, even if I know that I can never reach the target in that direction, if I take them.</text:p>
      <text:p text:style-name="P53">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32"><text:span text:style-name="T8">There are several paths, which doubt can go. The list of them is incomplete and only includes the contingent number of doubts I have encountered in my short life, and of the</text:span><text:span text:style-name="T38">se</text:span><text:span text:style-name="T8"> only the ones I could articulate. So you can take these as an inspiration, to think about other doubts which could further enrich the list; and try to take these into account until then.</text:span></text:p>
      <text:p text:style-name="P33"><text:span text:style-name="T8">Charles Sanders Peirce talks in his Essay “Fixation of Belief” about</text:span><text:span text:style-name="T24"> </text:span><text:span text:style-name="T8">different methods of fixing belief, of settling doubt. I will copy three of the doubts he proposes answers to. </text:span></text:p>
      <text:p text:style-name="P34"><text:span text:style-name="T8">He first poses the method of tenacity as a method of fixing belief. Whoever holds a belief out of tenacity, is just insisting that this information is true. They do not want to change their belief, even if they encounter contradicting perceptions, </text:span><text:span text:style-name="T29">it expresses itself in “</text:span><text:span text:style-name="T105">God doesn’t exist</text:span><text:span text:style-name="T106">, because I don’t want to change my opinion</text:span><text:span text:style-name="T29">”</text:span><text:span text:style-name="T8">.</text:span><text:span text:style-name="T8"><text:note text:id="ftn15" text:note-class="footnote"><text:note-citation>15</text:note-citation><text:note-body><text:p text:style-name="P128">Peirce (1877), p. 6</text:p></text:note-body></text:note></text:span></text:p>
      <text:p text:style-name="P34"><text:soft-page-break/><text:span text:style-name="T26">I often illustrate this position with the candle example – if I hold my finger into the flame, I can refuse to believe that it hurts. I can tell myself everything I want to, but then I also have no reason to remove my finger from the flame. </text:span><text:span text:style-name="T27">It can be more desirable for someone to believe obviously wrong information, for example some people can’t bear the loss of their loved ones. And who am I to tell them otherwise?</text:span></text:p>
      <text:p text:style-name="P101"><text:span text:style-name="T8">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15">Do I only believe this, because I am afraid of changing my world view?</text:span><text:span text:style-name="T8"> Don’t be embarrassed, the answer will often enough be “yes”. Without the method of tenacity, our mind would have trouble constructing an enclosed picture out of all the contradicting data we are perceiving. To make this whole, sometimes </text:span><text:span text:style-name="T28">our brain needs these dynamics. To counter these dynamics, our </text:span><text:span text:style-name="T60">critical thinking</text:span><text:span text:style-name="T28"> has the job to reflect on this. </text:span><text:span text:style-name="T60">This </text:span><text:span text:style-name="T28">helps a lot </text:span><text:span text:style-name="T60">t</text:span><text:span text:style-name="T28">o make the dropping of obviously wrong information less painful.</text:span></text:p>
      <text:p text:style-name="P35"><text:span text:style-name="T8">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29">It can consist out of</text:span><text:span text:style-name="T8"> </text:span><text:span text:style-name="T29">establishing schools and churches, who define truth and have a monopoly on telling it, or forming an inquisition, police or other military force to suppress or kill everyone who believes otherwise.</text:span></text:p>
      <text:p text:style-name="P37"><text:span text:style-name="T8">For the believer, this expresses itself in “</text:span><text:span text:style-name="T105">God doesn’t exist</text:span><text:span text:style-name="T104">, because </text:span><text:span text:style-name="T105">my mother</text:span><text:span text:style-name="T104"> said so</text:span><text:span text:style-name="T8">”.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60">can be </text:span><text:span text:style-name="T8">believed in such a way. It depends on the believer, whom </text:span><text:span text:style-name="T79">they trust</text:span><text:span text:style-name="T8">, and whom not.</text:span></text:p>
      <text:p text:style-name="P36"><text:span text:style-name="T8">To find out if an information is believed true only because of authority (i.e., because of the person who </text:span><text:span text:style-name="T2">authored</text:span><text:span text:style-name="T8">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15">Whom do I have to trust to believe this information?</text:span></text:p>
      <text:p text:style-name="P36"><text:span text:style-name="T8">Well, we trust a lot of people. We also trust them to control each other’s truth, for example a peer reviewed paper is more easily trusted than </text:span><text:span text:style-name="T61">some</text:span><text:span text:style-name="T8"> blog post. Nonetheless this </text:span><text:span text:style-name="T30">only </text:span><text:span text:style-name="T8">guarantees overcoming the problem of trusted knowledge, </text:span><text:span text:style-name="T30">if the peer reviewers also ask themselves these questions. </text:span><text:soft-page-break/><text:span text:style-name="T30">So questioning the authorship of your own beliefs actually improves this web of trust – and is definitely recommended.</text:span></text:p>
      <text:p text:style-name="P38"><text:span text:style-name="T8">The third method of fixing belief Peirce defines is the method of reason. </text:span><text:span text:style-name="T31">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39"><text:span text:style-name="T8">Who holds a belief because it was formed by the method of reason thinks: “</text:span><text:span text:style-name="T105">God doesn’t exist</text:span><text:span text:style-name="T104">, because </text:span><text:span text:style-name="T105">my reason says it’s impossible</text:span><text:span text:style-name="T104">.</text:span><text:span text:style-name="T8">” Peirce includes in this method, that these systems usually don’t rest on observable facts, but rather on fundamental propositions, which are “agreeable to reason”.</text:span><text:span text:style-name="T8"><text:note text:id="ftn16" text:note-class="footnote"><text:note-citation>16</text:note-citation><text:note-body><text:p text:style-name="P129">Ibid, p. 8</text:p></text:note-body></text:note></text:span><text:span text:style-name="T8"> With my framework of truth and knowledge, I would rather say, that there has to be a consensus about the propositions on which the argument rests. This can also be, and is in most cases, a consensus about observable facts, of course.</text:span></text:p>
      <text:p text:style-name="P40"><text:span text:style-name="T8">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8"><text:note text:id="ftn17" text:note-class="footnote"><text:note-citation>17</text:note-citation><text:note-body><text:p text:style-name="P129">Ibid, p. 9</text:p></text:note-body></text:note></text:span><text:span text:style-name="T8"> </text:span><text:span text:style-name="T32">So the belief is able to be doubted, as soon as someone doesn’t agree to the foundation anymore, as soon as the consensus breaks.</text:span></text:p>
      <text:p text:style-name="P54">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41"><text:span text:style-name="T8">To question one’s reasoned beliefs, one should ask oneself, on which propositions they rest. One may find, that these propositions themselves are usually grounded only in tenacity, or authority. </text:span><text:span text:style-name="T115">Do I want to share the propositions, on which my reasonable beliefs rest?</text:span><text:span text:style-name="T8">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42"><text:soft-page-break/><text:span text:style-name="T8">Apart from the paths of doubt one can pull out of Peirce’s paper, there are several others I encountered. One, which is very intuitive, </text:span><text:span text:style-name="T33">regards the time, or rather the lack of time, I have to perceive. To count every human on the earth by oneself was never tried. There are always sources which I have not considered. I can only say: “</text:span><text:span text:style-name="T105">God doesn’t exist, because I did never encounter </text:span><text:span text:style-name="T107">her</text:span><text:span text:style-name="T105">.</text:span><text:span text:style-name="T33">” But maybe she hides somewhere?</text:span></text:p>
      <text:p text:style-name="P42"><text:span text:style-name="T33">I have to wonder: </text:span><text:span text:style-name="T116">Did I check enough sources to rightly believe so?</text:span><text:span text:style-name="T33"> I’m pretty sure I didn’t, because what means </text:span><text:span text:style-name="T5">rightly</text:span><text:span text:style-name="T33">? Well, I waited for god to tell me when I could abort my search, but as she didn’t tell me, I decided to call it a day and stop looking for her. So the only authority which can say whether I have took enough sources into account seems to be myself.</text:span></text:p>
      <text:p text:style-name="P43"><text:span text:style-name="T33">W</text:span><text:span text:style-name="T8">hich leads me to another doubt one can have. Consider that I found god. She finally showed up and told me “Nice job, you have looked enough, here I am.” I could walk around in the world and tell everyone how I found god: “</text:span><text:span text:style-name="T104">God does exist, because I saw her there and then!</text:span><text:span text:style-name="T8">”</text:span></text:p>
      <text:p text:style-name="P44">Then<text:span text:style-name="T8"> is the important word here. As an ironist, contingency is a key word for </text:span><text:span text:style-name="T39">me</text:span><text:span text:style-name="T8">. What tells me, that only because I believed her to exist a certain time span ago, this is still the case? </text:span><text:span text:style-name="T118">How</text:span><text:span text:style-name="T114"> long is my information valid?</text:span><text:span text:style-name="T8">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45"><text:span text:style-name="T8">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34">If what we see frightens us, our heart rate and breathing increases, while our body moves blood to the muscles, so we can easily fight or run away.</text:span><text:span text:style-name="T34"><text:note text:id="ftn18" text:note-class="footnote"><text:note-citation>18</text:note-citation><text:note-body><text:p text:style-name="P130">https://www.livescience.com/56691-the-science-of-fear.html</text:p></text:note-body></text:note></text:span></text:p>
      <text:p text:style-name="P46"><text:span text:style-name="T8">Even if we still want to decide between “us” and the outside world, perception can have an effect <text:s/></text:span><text:span text:style-name="T35">on the outside world. A perception is an action, which can include walking somewhere to observe what is happening there, </text:span><text:span text:style-name="T37">and</text:span><text:span text:style-name="T35"> this action has effects. If the observed realizes, that it is being observed, it may behave differently than it would have otherwise. And even on a submolecular level this is proven </text:span><text:span text:style-name="T36">with the double-slit experiment; </text:span><text:span text:style-name="T37">depending whether you try to observe </text:span><text:span text:style-name="T39">a quantum</text:span><text:span text:style-name="T37">, </text:span><text:span text:style-name="T39">it </text:span><text:span text:style-name="T37">may behave as </text:span><text:span text:style-name="T39">a </text:span><text:span text:style-name="T37">particle, or as </text:span><text:span text:style-name="T39">a </text:span><text:span text:style-name="T37">wave.</text:span><text:span text:style-name="T36"><text:note text:id="ftn19" text:note-class="footnote"><text:note-citation>19</text:note-citation><text:note-body><text:p text:style-name="P131">Jönsson (1961)</text:p></text:note-body></text:note></text:span></text:p>
      <text:p text:style-name="P47"><text:span text:style-name="T8">One who doesn’t take this into account may say “</text:span><text:span text:style-name="T104">God doesn’t exist, </text:span><text:span text:style-name="T108">I built a machine and know every molecule in the universe, she isn’t here</text:span><text:span text:style-name="T39">” and wouldn’t realize that they would have </text:span><text:span text:style-name="T121">become</text:span><text:span text:style-name="T39"> god by knowing every molecule in the universe, leading to god existing very well at that moment </text:span><text:soft-page-break/><text:span text:style-name="T39">where they look for her. I know, this is a very constructed example, but it’s really hard to break down self-referentiality in just one sentence, and I wanted to be consistent with the other paths of doubt. Deal with it.</text:span></text:p>
      <text:p text:style-name="P48"><text:span text:style-name="T8">I</text:span><text:span text:style-name="T40">f one would want to doubt their information after the criteria of self-referentiality, one could ask themselves: </text:span><text:span text:style-name="T119">how does my act of perception change the perceived?</text:span><text:span text:style-name="T40">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40"><text:note text:id="ftn20" text:note-class="footnote"><text:note-citation>20</text:note-citation><text:note-body><text:p text:style-name="P132"><text:span text:style-name="T122">Foerster</text:span><text:span text:style-name="T102">/Pörksen</text:span><text:span text:style-name="T123">(2008), </text:span><text:span text:style-name="T124">p</text:span><text:span text:style-name="T123">. </text:span><text:span text:style-name="T122">114</text:span><text:span text:style-name="T125">+</text:span></text:p></text:note-body></text:note></text:span></text:p>
      <text:p text:style-name="P49"><text:span text:style-name="T8">Another bias one uses to make sense of the world in a pragmatic manner are stereotypes, </text:span><text:span text:style-name="T41">with similar bad outcomes, if they are not doubted. We tend to try to understand a new phenomenon by relating it to categories we already know, and try to deduce attributes of the new phenomenon from the general category we relate it to. “</text:span><text:span text:style-name="T110">God doesn’t exist</text:span><text:span text:style-name="T109">, </text:span><text:span text:style-name="T110">because other gods neither exist</text:span><text:span text:style-name="T111">.</text:span><text:span text:style-name="T41">” is only one example of </text:span><text:span text:style-name="T42">how a category can be applied to an individual, giving the perceiver the opportunity to avoid further examination.</text:span></text:p>
      <text:p text:style-name="P50"><text:span text:style-name="T41">W</text:span><text:span text:style-name="T8">e are doing this a lot, and not necessarily with bad outcomes. </text:span><text:span text:style-name="T42">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61">d</text:span><text:span text:style-name="T42"> the information I </text:span><text:span text:style-name="T61">believed</text:span><text:span text:style-name="T42"> about him. For my own safety I chose not to check closer first, though.</text:span></text:p>
      <text:p text:style-name="P50"><text:span text:style-name="T8">Doubting information which was added to knowledge by stereotypical </text:span><text:span text:style-name="T42">assumptions bears resemblance to critics of Essentialism. </text:span><text:span text:style-name="T43">According to Sartre the things are not defined by the categories applied to them, but by their pure existence. Existence creates its essence itself.</text:span><text:span text:style-name="T43"><text:note text:id="ftn21" text:note-class="footnote"><text:note-citation>21</text:note-citation><text:note-body><text:p text:style-name="P133">Sartre (1989), p. 3+</text:p></text:note-body></text:note></text:span><text:span text:style-name="T43"> So if we want to understand existence, we have to let it tell us what it is, rather than just relating it to the essences we learned somewhere else. </text:span><text:span text:style-name="T120">Did I relate the object of my perception to some idea I already had?</text:span><text:span text:style-name="T44"> This can </text:span><text:span text:style-name="T45">lead to </text:span><text:span text:style-name="T44">misconception</text:span><text:span text:style-name="T45">s</text:span><text:span text:style-name="T44">, which </text:span><text:span text:style-name="T45">inhibit forms of autonomous contingency and individuality, when objects are treated and expected to behave like other similar and already known objects they share a category with.</text:span></text:p>
      <text:p text:style-name="P55">Another doubt one can have is that of their privilege. The conception of privilege doesn’t necessarily make sense in all radical ironist vocabularies, nevertheless I wanted to mention it. If you un<text:soft-page-break/>derstand societal structures as power structures, there are <text:s/>typically some hierarchies, some inequalities, which you benefit from. This tends to make us blind; our self doesn’t like to believe that we are privileged, that our success grounds on inequality. “<text:span text:style-name="T113">God doesn’t exist, because I don’t want to acknowledge she is worse off than me</text:span><text:span text:style-name="T103">.</text:span>” Sentences like this one are usually a symptom of privilege, which can be reflected on.</text:p>
      <text:p text:style-name="P55">The notion of reflecting privilege comes out of activist circles and builds upon a certain understanding of justice: that one is responsible for making the structure of society more equal. <text:span text:style-name="T127">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56">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15">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22"><text:span text:style-name="T46">Apart from this rather qualitative blindness, there is also a quantitative blindness which is especially important in the contexts of science and digitalization. </text:span><text:span text:style-name="T47">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47"><text:note text:id="ftn22" text:note-class="footnote"><text:note-citation>22</text:note-citation><text:note-body><text:p text:style-name="P134">Lefherz “Herrschaftsinstrument” (2016), p. 6</text:p></text:note-body></text:note></text:span><text:span text:style-name="T47"> So I need to tag numbers to anything by trying to understand it. Colors get numbers, hexadecimal codes which range from #000000 to #FFFFFF.</text:span></text:p>
      <text:p text:style-name="P22"><text:span text:style-name="T47">Remember the (sexist) joke, that men recognize only ten colors, and women also recognize colors like “Auburn” or “Azure”? Well, </text:span><text:span text:style-name="T62">even </text:span><text:span text:style-name="T47">they probably don’t know “Alien Armpit”, which </text:span><text:span text:style-name="T48">has the hex code</text:span><text:span text:style-name="T47"> </text:span>#C5E17A <text:span text:style-name="T128">and is only another one </text:span><text:span text:style-name="T47">of the 16777216 possible colors defined by the sRGB </text:span><text:soft-page-break/><text:span text:style-name="T47">color space standard. </text:span><text:span text:style-name="T49">Digital cameras are able to recognize all sRGB colors – which is already pretty advanced.</text:span></text:p>
      <text:p text:style-name="P94"><text:span text:style-name="T8">But did they recognize the </text:span><text:span text:style-name="T2">real </text:span><text:span text:style-name="T8">colors?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50">perception </text:span><text:span text:style-name="T62">of </text:span><text:span text:style-name="T8">healthy humans into perspective, because the only problem colorblind humans have with perception is that they differ enough from the “standard” of human perception that we can put them in their own category. </text:span><text:span text:style-name="T50">But an accurate representation of colors in our brain is something cameras aren’t necessarily better or worse at than our eyes and our brain.</text:span></text:p>
      <text:p text:style-name="P95"><text:span text:style-name="T8">When we try to formalize our perceived world for calculation, we have to quantify it. This always fails to acknowledge all qualitative variations. “</text:span><text:span text:style-name="T104">God doesn’t exist, or does exist</text:span><text:span text:style-name="T8">” is a very binary view of the problem – what if god was something different all along? </text:span><text:span text:style-name="T52">I</text:span><text:span text:style-name="T8">f </text:span><text:span text:style-name="T52">categories like existence weren’t the right means to understand her? If</text:span><text:span text:style-name="T8"> we </text:span><text:span text:style-name="T52">had </text:span><text:span text:style-name="T8">to understand her after her own terms?</text:span></text:p>
      <text:p text:style-name="P95"><text:span text:style-name="T8">To doubt this, we can only ask ourselves: </text:span><text:span text:style-name="T115">Did my quantitative representation of my perception miss </text:span><text:span text:style-name="T117">any shades of grey,</text:span><text:span text:style-name="T115"> any qualitative variations?</text:span><text:span text:style-name="T8"> Not using quantification is hard, because it doesn’t only mean “stop calculating”, but also includes words and other symbols, which consist out of numbers. We have to be aware that our </text:span><text:span text:style-name="T51">perception fails to fully grasp phenomena – no matter ho direct, original, or natural it is. But we can try to get better at it, invent more differentiated representations of qualita</text:span><text:span text:style-name="T52">e</text:span><text:span text:style-name="T51">, until it is at least a bit more accurate. If we become better cyborgs, with better means of perception, the problem can at least be </text:span><text:span text:style-name="T52">softened.</text:span></text:p>
      <text:p text:style-name="P96"><text:span text:style-name="T8">The </text:span><text:span text:style-name="T53">doubt</text:span><text:span text:style-name="T8"> of quantification builds a lot upon another critic</text:span><text:span text:style-name="T53">ism</text:span><text:span text:style-name="T8">, by the Frankfurt School – the criticism of instrumental rationality. In “Dialectics of Enlightenment”, Adorno and Horkheimer formulated </text:span><text:span text:style-name="T53">a general criticism of science and technology as an instrument of power.</text:span></text:p>
      <text:p text:style-name="P57">Interacting with the world is always influencing, using power, claiming a part of it for ones own sustenance. So it’s pretty intuitive for technology to be an instrument of power. Or is it?</text:p>
      <text:p text:style-name="P97"><text:span text:style-name="T8">When the Internet first came up, a lot of technology optimism emerged. The Internet gave everyone more options, it spread the </text:span><text:span text:style-name="T54">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xt:span><text:soft-page-break/><text:span text:style-name="T54">technology is built for women. This leads for example to female drivers being 47% more likely to be injured in a car crash.</text:span><text:span text:style-name="T54"><text:note text:id="ftn23" text:note-class="footnote"><text:note-citation>23</text:note-citation><text:note-body><text:p text:style-name="P135">https://medium.com/hh-design/the-world-is-designed-for-men-d06640654491</text:p></text:note-body></text:note></text:span></text:p>
      <text:p text:style-name="P98"><text:span text:style-name="T8">After Adorno’s and Horkheimer’s definition of instruments of power, Enlightenment always pursued the goal of taking fear from cyborgs and making them lords.</text:span><text:span text:style-name="T8"><text:note text:id="ftn24" text:note-class="footnote"><text:note-citation>24</text:note-citation><text:note-body><text:p text:style-name="P135">Adorno/Horkheimer (2006), p. 9</text:p></text:note-body></text:note></text:span><text:span text:style-name="T8"> Further they criticize the “patriarchal” marriage between human reason and nature, the reason which conquers superstition, shall command nature.</text:span><text:span text:style-name="T8"><text:note text:id="ftn25" text:note-class="footnote"><text:note-citation>25</text:note-citation><text:note-body><text:p text:style-name="P135">Ibid, p. 10</text:p></text:note-body></text:note></text:span><text:span text:style-name="T8"> Reason is only used to learn from nature how to make use of it, perceiving the world wants to understand functionality, not beauty, thereby reducing it to symbols, words, numbers (see quantification).</text:span><text:span text:style-name="T8"><text:note text:id="ftn26" text:note-class="footnote"><text:note-citation>26</text:note-citation><text:note-body><text:p text:style-name="P135">Lefherz “Herrschaftsinstrument” (2016), p. 16+</text:p></text:note-body></text:note></text:span></text:p>
      <text:p text:style-name="P99"><text:span text:style-name="T8">“</text:span><text:span text:style-name="T112">God doesn’t exist, because my reason said, that I can understand the functionality of the world without her.</text:span><text:span text:style-name="T55">” Instrumentality has to be criticized, because even if it has its pragmatic purposes, as all of the modes of perception I want to doubt, its consequences can be barbarous. Adorno and Horkheimer made the Enlightenment responsible for the Shoah.</text:span><text:span text:style-name="T55"><text:note text:id="ftn27" text:note-class="footnote"><text:note-citation>27</text:note-citation><text:note-body><text:p text:style-name="P136">Ibid, p. 3</text:p></text:note-body></text:note></text:span></text:p>
      <text:p text:style-name="P58">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100"><text:span text:style-name="T8">Therefore, as a radical ironist, wanting to get rid of power and oppression rather than developing the tools for it, I might want to doubt my instrumental use of rationality. </text:span><text:span text:style-name="T115">Am I utilizing my perception for understanding my surroundings only in terms of functionality and not in their own terms?</text:span><text:span text:style-name="T8"> </text:span><text:span text:style-name="T56">This can be a good approach to question ones own instrumentality, too.</text:span></text:p>
      <text:p text:style-name="P59"/>
      <text:h text:style-name="P177" text:outline-level="1"><text:bookmark-start text:name="__RefHeading___Toc1236_2128195823"/>Did you use a library today? Or other forms of databases?<text:bookmark-end text:name="__RefHeading___Toc1236_2128195823"/></text:h>
      <text:p text:style-name="P59"/>
      <text:p text:style-name="P102"><text:span text:style-name="T8">In his book </text:span><text:span text:style-name="T2">Social History of Knowledge</text:span><text:span text:style-name="T8">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8"><text:note text:id="ftn28" text:note-class="footnote"><text:note-citation>28</text:note-citation><text:note-body><text:p text:style-name="P138">Burke (2014), p. 19</text:p></text:note-body></text:note></text:span></text:p>
      <text:p text:style-name="P104"><text:soft-page-break/><text:span text:style-name="T8">Collecting produces data – we find differences in the world. By analyzing them, we contextualize them – and they become information, knowledge. Data can be distributed, thereby making cooperation on the basis of a </text:span><text:span text:style-name="T64">common ground </text:span><text:span text:style-name="T8">possible, </text:span><text:span text:style-name="T64">as from the same data we can generate similar knowledge</text:span><text:span text:style-name="T8">. And finally we act on our knowledge, changing the world.</text:span></text:p>
      <text:p text:style-name="P103"><text:span text:style-name="T8">These four activities are of course tight-knit to our constitution as cyborgs. All of these are strongly influenced by technology, and our techniques of collecting, analyzing, and distributing data, information and knowledge ha</text:span><text:span text:style-name="T63">ve</text:span><text:span text:style-name="T8"> changed a lot over the millenia.</text:span></text:p>
      <text:p text:style-name="P60">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105"><text:span text:style-name="T8">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65">but as literacy rose, soon the overall quality of the told stories improved. Again cyborgs invented themselves a new augmentation, and soon prospered with it.</text:span></text:p>
      <text:p text:style-name="P106"><text:span text:style-name="T8">Soon </text:span><text:span text:style-name="T65">history happened and gave technology pessimists a perfect reason to condemn the advancement: </text:span><text:span text:style-name="T8">the whole European system of power became disrupted, when Luther and the other </text:span><text:span text:style-name="T73">Protestant Reformers</text:span><text:span text:style-name="T8"> could easily publish their thoughts and split from the Catholic church. This led not only to the Thirty Years’ War, </text:span><text:span text:style-name="T65">but also to the nation state, complicated bureaucracy, paper money… you really can blame the printing press for a lot of things, as people are doing with the </text:span><text:span text:style-name="T73">Internet.</text:span></text:p>
      <text:p text:style-name="P106"><text:span text:style-name="T65">B</text:span><text:span text:style-name="T8">ut </text:span><text:span text:style-name="T65">it </text:span><text:span text:style-name="T8">also </text:span><text:span text:style-name="T65">led </text:span><text:span text:style-name="T8">to the spread of Peirce’s method of reason, </text:span><text:span text:style-name="T65">and thereby the only cause why people are even likely to believe the arguments of technology pessimists. The sudden explosion of different perspectives, printed on paper, </text:span><text:span text:style-name="T66">led to the Enlightenment. A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61">In the beginning, these books were mainly collected privately. Rich men had whole rooms in their mansions, solely dedicated to storing books. But when the ability to read, write, and publish became more common, public libraries emerged. They were far better at storing so much data.</text:p>
      <text:p text:style-name="P107"><text:span text:style-name="T8">Libraries did not only introduce a new way of storing data, they also ordered it at the same time. </text:span><text:span text:style-name="T67">In libraries, </text:span><text:span text:style-name="T73">catalogs</text:span><text:span text:style-name="T67"> are used to find where books are lying – a hierarchical </text:span><text:span text:style-name="T68">taxonomy</text:span><text:span text:style-name="T67">, controlling </text:span><text:soft-page-break/><text:span text:style-name="T67">the location and status of every book in the library. For every book, a category and location is allocated, and the metadata stored in the </text:span><text:span text:style-name="T73">catalog</text:span><text:span text:style-name="T67">, where library users have a</text:span><text:span text:style-name="T68">n </text:span><text:span text:style-name="T67">overview.</text:span></text:p>
      <text:p text:style-name="P108"><text:span text:style-name="T67">I</text:span><text:span text:style-name="T8">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3">catalogs</text:span><text:span text:style-name="T8"> so confusing – you do no only have to know how to handle the </text:span><text:span text:style-name="T73">catalog</text:span><text:span text:style-name="T8">, you also have to know its structure.</text:span></text:p>
      <text:p text:style-name="P62">When you wanted to find data, you had to know how it was stored in the first place. What did the last librarian think when they saved the books to their shelves? Would they put a Shadowrun novel rather into the Fantasy or into the Science-Fiction section?</text:p>
      <text:p text:style-name="P109"><text:span text:style-name="T8">This changed, when the Mathematician Ted Cobb introduced his model for relational databases in 1970. </text:span><text:span text:style-name="T69">It needed a new system of order - “Future users of databases </text:span><text:span text:style-name="T71">must be protected from</text:span><text:span text:style-name="T69"> hav</text:span><text:span text:style-name="T71">ing </text:span><text:span text:style-name="T69">to know how the data is organized in the machine </text:span><text:span text:style-name="T71">(the internal representation)</text:span><text:span text:style-name="T69">”, he wrote in his paper “A Relational Model of Data for Large Shared Data Banks”</text:span><text:span text:style-name="T69"><text:note text:id="ftn29" text:note-class="footnote"><text:note-citation>29</text:note-citation><text:note-body><text:p text:style-name="P139">http://www.seas.upenn.edu/~zives/03f/cis550/codd.pdf</text:p></text:note-body></text:note></text:span><text:span text:style-name="T69">. This led to the development process of the relational database. Its central innovation: the procedure of saving the data is disconnected from the way they are retrieved later.</text:span></text:p>
      <text:p text:style-name="P63">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10"><text:span text:style-name="T8">If you want to find information in a database, you ask it a question, a query, and get a freshly created table in return. This table did not exist before you asked the query, it is generated in the process. </text:span><text:span text:style-name="T70">The engineer who designed the database could not expect your specific query to be asked, there are too many possible combinations, varieties of </text:span><text:span text:style-name="T73">queries.</text:span><text:span text:style-name="T70">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1">And </text:span><text:span text:style-name="T72">now </text:span><text:span text:style-name="T71">the structuring and ordering of the knowledge is not done at the moment of storage anymore, as it was with taxonomies, but rather in the moment where we want to search for specific data. </text:span><text:span text:style-name="T75">This is not only valid for SQL queries – but for all queries, which are algorithmically linking and ordering requests to a more or less structured set of data.</text:span><text:span text:style-name="T70"><text:note text:id="ftn30" text:note-class="footnote"><text:note-citation>30</text:note-citation><text:note-body><text:p text:style-name="P139">Seemann (2014), p. 57++</text:p></text:note-body></text:note></text:span></text:p>
      <text:p text:style-name="P111"><text:soft-page-break/><text:span text:style-name="T70">T</text:span><text:span text:style-name="T8">his sounds like a simple innovation in a very limited area, but Seemann makes it one of the three drivers of the loss of control, which is the term he uses to describe the individual loss of control over the data we generate in the digital era. </text:span><text:span text:style-name="T73">And the consequences it has are also unforeseeable –</text:span><text:span text:style-name="T74"> the war after the Reformation lasted thirty years.</text:span></text:p>
      <text:p text:style-name="P111"><text:span text:style-name="T74">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74"><text:note text:id="ftn31" text:note-class="footnote"><text:note-citation>31</text:note-citation><text:note-body><text:p text:style-name="P140">Burke (2014), p. 63</text:p></text:note-body></text:note></text:span><text:span text:style-name="T73"> </text:span><text:span text:style-name="T74">Cyborgs learned to classify, to see hierarchy everywhere, because their main way of organizing knowledge were taxonomies. We just were used to them.</text:span></text:p>
      <text:p text:style-name="P112"><text:span text:style-name="T8">The more we deal with relational databases and queries, the more this changes. The first thing we learned in that direction, was “to google” in a right way. Whoever wants to find a certain information in the Internet, will ask </text:span><text:span text:style-name="T75">their favorite search </text:span><text:span text:style-name="T8">engine – with access to the biggest relational database of the world, the Internet itself. </text:span><text:span text:style-name="T75">We learn how to arrange words, to ask full questions or not, how to use special characters to specify the query.</text:span><text:span text:style-name="T76"> But even more importantly we learn a new way to look at data, and how it is connected. We classify more dynamically, and learn to take different perspectives on the world, as arranging it to a new picture only takes a small line of SQL pseudo-code.</text:span></text:p>
      <text:p text:style-name="P113"><text:span text:style-name="T8">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77">differently, </text:span><text:span text:style-name="T8">simultaneously.</text:span><text:span text:style-name="T8"><text:note text:id="ftn32" text:note-class="footnote"><text:note-citation>32</text:note-citation><text:note-body><text:p text:style-name="P141">Seemann (2014), p. 64</text:p></text:note-body></text:note></text:span></text:p>
      <text:p text:style-name="P64">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64">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14"><text:soft-page-break/><text:span text:style-name="T8">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78">If </text:span><text:span text:style-name="T8">they believe </text:span><text:span text:style-name="T78">what Donald Trump tells them, they should probably improve their queries. But if they prefer to stay in their epistemological immaturity – who am I to tell them otherwise?</text:span></text:p>
      <text:p text:style-name="P65"/>
      <text:h text:style-name="P178" text:outline-level="1"><text:bookmark-start text:name="__RefHeading___Toc2613_1169950661"/>Scientists gonna science, Poets gonna poet<text:bookmark-end text:name="__RefHeading___Toc2613_1169950661"/></text:h>
      <text:p text:style-name="P66"/>
      <text:p text:style-name="P73">Postmodernism is destroying the world. Or <text:span text:style-name="T138">at least</text:span> some people say <text:span text:style-name="T138">so.</text:span></text:p>
      <text:p text:style-name="P73">Even a popular anti-establishment rap band, the Antilopengang, shares this opinion. In their song “The Trojan Horse”, in which they depict how they infiltrated the civil society to <text:span text:style-name="T138">now</text:span> destroy it from the inside, they sing “we lead the grateful humanity out of <text:span text:style-name="T138">the </text:span>postmodern<text:span text:style-name="T138">e</text:span> – and of course there will be gunshots.”<text:note text:id="ftn33" text:note-class="footnote"><text:note-citation>33</text:note-citation><text:note-body><text:p text:style-name="P146">Pongratz (2016)</text:p></text:note-body></text:note> <text:span text:style-name="T137">As many feuilletonists, they make “postmodernism” responsible for Trump’s rise</text:span><text:span text:style-name="T137"><text:note text:id="ftn34" text:note-class="footnote"><text:note-citation>34</text:note-citation><text:note-body><text:p text:style-name="P147">Hampe (2016)</text:p></text:note-body></text:note></text:span><text:span text:style-name="T137"> - because he doesn’t comply to the traditional rules of the construction of a social objectivity, which were first systematically deconstructed by who they call “postmodernists”.</text:span></text:p>
      <text:p text:style-name="P74">Some critics also say that if you drop the notion of an objective truth it is impossible to do meaningful science.<text:note text:id="ftn35" text:note-class="footnote"><text:note-citation>35</text:note-citation><text:note-body><text:p text:style-name="P146">Ibid.</text:p></text:note-body></text:note> <text:span text:style-name="T138">I already stated that I don’t think it is possible to </text:span><text:span text:style-name="T6">discover </text:span><text:span text:style-name="T138">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66">The notion of different perspectives, different ways of contextualizing data to a world view is older than me. <text:span text:style-name="T131">And I already mentioned some of them – Peirce for example, who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131"><text:note text:id="ftn36" text:note-class="footnote"><text:note-citation>36</text:note-citation><text:note-body><text:p text:style-name="P143">Peirce (1877), p. 5</text:p></text:note-body></text:note></text:span></text:p>
      <text:p text:style-name="P67">I<text:span text:style-name="T138">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67"><text:soft-page-break/>The reason why I settle doubts is a different one – pragmatism tells me that if I want to act, it is pragmatic to have a certain world view. I <text:span text:style-name="T2">want</text:span> to decide for a fact, because it enables me to calculate the world <text:span text:style-name="T132">and</text:span> make predictions.</text:p>
      <text:p text:style-name="P68">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69">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70">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70">There lies a responsibility in this, and it is an existentialist responsibility I mean. As cyborgs we are creating ourselves, and damned to choose what we want to become.<text:note text:id="ftn37" text:note-class="footnote"><text:note-citation>37</text:note-citation><text:note-body><text:p text:style-name="P142">Sartre (<text:span text:style-name="T134">1989</text:span>), p. 5</text:p></text:note-body></text:note> <text:span text:style-name="T133">And I am responsible for my choice, in the sense that I “will not be punished for my sins, but rather by them”.</text:span><text:span text:style-name="T133"><text:note text:id="ftn38" text:note-class="footnote"><text:note-citation>38</text:note-citation><text:note-body><text:p text:style-name="P142">Hubbard (1916), p. 172</text:p></text:note-body></text:note></text:span><text:span text:style-name="T133">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71">Another scientist and critic of objectivism talks about responsibility too – <text:span text:style-name="T135">Heinz von Foerster, who once wrote: “Objectivity is the delusion, observations could be made without an observer. An appeal for objectivity is the refusal of responsibility – hence its popularity.”</text:span><text:span text:style-name="T135"><text:note text:id="ftn39" text:note-class="footnote"><text:note-citation>39</text:note-citation><text:note-body><text:p text:style-name="P144">Foerster/Pörksen (2008), p. 154</text:p></text:note-body></text:note></text:span><text:span text:style-name="T135"> From his claim, that every observation is of course made by an observer, and therefore subjective, he derives that we can not separate ourselves from the world we are perceiving. We are part of it – and every form of responsibility takes that into account. By 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text:span><text:soft-page-break/><text:span text:style-name="T135">act, we chose to be part of a system of oppression instead of trying to overcome the oppression in the system where we exist.</text:span></text:p>
      <text:p text:style-name="P72">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 themselves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72">This makes clear: an observation needs an observer, or it will not happen. And a question always includes the <text:span text:style-name="T136">possible </text:span>answer – <text:span text:style-name="T136">and excludes some of them.</text:span><text:span text:style-name="T136"><text:note text:id="ftn40" text:note-class="footnote"><text:note-citation>40</text:note-citation><text:note-body><text:p text:style-name="P145">Ibid., p. 114++</text:p></text:note-body></text:note></text:span></text:p>
      <text:p text:style-name="P73">This has an interesting effect on the query. In a world where we have all the answers, and more than enough data is produced already – it may be more important to find the right question.<text:note text:id="ftn41" text:note-class="footnote"><text:note-citation>41</text:note-citation><text:note-body><text:p text:style-name="P145">Seemann (2014), p. 68</text:p></text:note-body></text:note> And what can be a better tool for this than second order cybernetics, which <text:span text:style-name="T138">talks </text:span>about the questioner?</text:p>
      <text:p text:style-name="P75">Another approach to this topic was made by Ernesto Laclau and Chantal Mouffe, who invented a vocabulary for describing the hegemoniality of democratic discourse. <text:span text:style-name="T139">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139"><text:note text:id="ftn42" text:note-class="footnote"><text:note-citation>42</text:note-citation><text:note-body><text:p text:style-name="P148">Reckwitz (2006), p. 3<text:span text:style-name="T140">40</text:span>+</text:p></text:note-body></text:note></text:span></text:p>
      <text:p text:style-name="P76">Recycling some older Marxist terminologies, they also talk about hegemonies in the discourse. <text:span text:style-name="T141">A hegemony is a social o</text:span>bjectivity, it manages to present itself as universal and without alternative. As hegemonic identities can only exist in difference to other identities, their universality is always contingent – resting on exclusion. <text:span text:style-name="T141">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141"><text:note text:id="ftn43" text:note-class="footnote"><text:note-citation>43</text:note-citation><text:note-body><text:p text:style-name="P149">Ibid., p. 344</text:p></text:note-body></text:note></text:span></text:p>
      <text:p text:style-name="P77">This can be made productive for analyzing how certain discursive hegemonies are constituted – and how they fall apart again. Political science can use this methodology very well to analyze the <text:soft-page-break/>rise and fall of ideas, movements, identities. It isn’t quite as useful <text:span text:style-name="T142">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happen – a playful approach to theory and discourse may be a better way of coping with these dynamics.</text:span></text:p>
      <text:p text:style-name="P78">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79">Laclau’s and Mouffe’s theory opens up horizons of possibility for such word plays. <text:span text:style-name="T144">With another great philosopher we can use this thought even further – Richard Rorty uses late Wittgenstein, to indulge deeper into the topic of contingency, specifically the contingency of language.</text:span></text:p>
      <text:p text:style-name="P80">Language between cyborgs doesn’t work as accurately as when a machine is involved, and that is a good thing. It leaves room for contingency, for creative misunderstanding.<text:span text:style-name="T143"><text:note text:id="ftn44" text:note-class="footnote"><text:note-citation>44</text:note-citation><text:note-body><text:p text:style-name="P151">Rorty (2009), p. 18</text:p></text:note-body></text:note></text:span></text:p>
      <text:p text:style-name="P78">If you tell a machine a word it doesn’t understand, <text:span text:style-name="T143">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83">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45" text:note-class="footnote"><text:note-citation>45</text:note-citation><text:note-body><text:p text:style-name="P150">Foerster/Pörksen, something</text:p></text:note-body></text:note> And so discourse is not something we can influence by imagining useful identities, or as some people try, conjuring the spectre of communism or the collective identity of the working class – they just happen, and these identities and hegemonies, while having had their time, <text:soft-page-break/>are over now. I already wonder, when the next hegemony will fall, when my identity will collapse, and what new can emerge out of that!</text:p>
      <text:p text:style-name="P82">Instead of focussing on social objectivities like Laclau and Mouffe, Rorty stresses individual understanding. The liberal ironist<text:note text:id="ftn46" text:note-class="footnote"><text:note-citation>46</text:note-citation><text:note-body><text:p text:style-name="P125">Rorty <text:span text:style-name="T82">(2009): S. </text:span>73</text:p></text:note-body></text:note> he imagines is a poet, using a new vocabulary to describe <text:span text:style-name="T146">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81">That we have no direct insight into objective reality, and can therefore not even tell that it even exists (though it is a useful premise I agree to, most times at least), is not necessarily a problem. All these authors invented interesting framework<text:span text:style-name="T146">s,</text:span> which we can use in a pragmatic manner to deal with our uncertainty and doubt.</text:p>
      <text:p text:style-name="P81">While Peirce focusses on the dynamics between doubt and pragmatism as a method of attaining beliefs about the world, Foerster tries a more scientific approach and clearly formulates the criticism of objectivity in a scientific context, which not many people dare. <text:span text:style-name="T146">Laclau and Mouffe invented a vocabulary for describing specifically political forms of social objectivities, thereby challenging the notion that any objective position is possible in the discourse, and proposing a useful vocabulary which naturally avoids making statements about such a position. Rorty in the end talks about how such redescriptions are made, and how it is possible, that different authors find different ways to describe the world they perceive – and how people like me can share their vocabularies to make sense of the world ourselves.</text:span></text:p>
      <text:p text:style-name="P84">There are some similarities in these approaches. One could now find these, put them in contrast to each other, and after having compared different languages, which describe the process of finding a useful description for the world, they could <text:span text:style-name="T147">reduce them to one perfect description of non-objectivist world views. The perfect theory for doing the job, destillated from colorful, but too complex theories. Depicted in a nice table.</text:span></text:p>
      <text:p text:style-name="P85">That is one way to do it, but it is not mine. No method of comparing these different vocabularies could ever do them justice – the point of reducing is not justice. When I say that I use all these vocabularies, alternating between them, sometimes mixing them up, playing with them, the spirit of them is preserved better than if I’d made a perfect distillate out of them. If I employ my own method instead, being inspired by them, I made a new piece of art on top of old inspirations – the way art always emerges. Still I find a new description, for a world only I perceive in this exact way, <text:soft-page-break/><text:span text:style-name="T148">as poets do. It is not a way I would learn more about these theories, so I apply them rather in the way they were written – without tables.</text:span></text:p>
      <text:p text:style-name="P85"/>
      <text:h text:style-name="P178" text:outline-level="1"><text:bookmark-start text:name="__RefHeading___Toc1558_735789101"/>You can be an autonomous scientist, too!<text:bookmark-end text:name="__RefHeading___Toc1558_735789101"/></text:h>
      <text:p text:style-name="P85"/>
      <text:p text:style-name="P86"><text:span text:style-name="T152">Warning</text:span>: you will have to cope with Alltag in the next days.</text:p>
      <text:p text:style-name="P86">Alltag is a german word, <text:span text:style-name="T151">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87">But also the people who don’t spend their life at research have to perceive and act, and leaving them without the means of accumulating the right knowledge for their Alltag is irresponsible, but still the outcome of our current research system (I guess at least, there is no data about this).</text:p>
      <text:p text:style-name="P87">So the institution of science can contribute nothing to the lives of many cyborgs – they use the technology <text:span text:style-name="T152">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88">As a radical ironist, I care also for those who don’t want to trust everything they read. Societal outlaws who have a hard time following the narrative of the people who oppressed them all of their lives. Everyone needs to find their own knowledge, and it better be a knowledge which is useful towards their goals, warns them of missteps, and enables them to reflect on the blind spots in my perspective (not to forget that goals and missteps are of course already defined with a knowledge system in the background).</text:p>
      <text:p text:style-name="P89">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153">and are therefore to be doubted.</text:span></text:p>
      <text:p text:style-name="P90">Apart from the parts of Alltag where one produces scientific works, for perception in the Alltag these standards are impossible to meet. There are always perceptions which can’t meet them and which can’t be reflected <text:span text:style-name="T154">on </text:span>sufficiently. So if I want to have a mostly accurate knowledge about my Alltag, I need to organize my doubts differently.</text:p>
      <text:p text:style-name="P90"><text:soft-page-break/>I already stated some useful doubts one can reflect on while perceiving. Trying to apply all these doubts to my perception all the time led me to one experience – it would be impossible to act, if one would try to achieve perfection.</text:p>
      <text:p text:style-name="P90">Is this a valid excuse for dropping certain standards? Well, if my goal is acting and modifying the world in the first place, instead of perceiving how it is, <text:span text:style-name="T155">of course I can scale down on my doubts. And why should I need an excuse at all? I am responsible for own mistakes, as it is my decision whether I stop doubting and act, or take more time to reflect on my blind spots. Both can have positive and negative outcomes. Who could decide better than me, when which behavior is appropriate? Certainly the written-down standards of some institution, where I had no say in, will not know this better than me, when I need to be pragmatic in my inquiries about the state of the world.</text:span></text:p>
      <text:p text:style-name="P91">Pragmatism be in that context the urge to settle a doubt according to Peirce, the act of closing a world view to be able to use that knowledge for predicting the outcomes of my actions.</text:p>
      <text:p text:style-name="P91">Being pragmatic and doubting is not a dialectical relation. Doubt is not the antithesis to pragmatism, as they can not be reconciled into a synthesis. Doubt can not be negated through itself – you could doubt the result of your thought process ad infinitum, <text:span text:style-name="T156">and could doubt every negation of doubt further. It is rather a decision, a dogmatic one. It resembles what Foerster calls the “decision against Solipsism”</text:span><text:span text:style-name="T156"><text:note text:id="ftn47" text:note-class="footnote"><text:note-citation>47</text:note-citation><text:note-body><text:p text:style-name="P152">Foerster/Pörksen (2008), p. 25++</text:p></text:note-body></text:note></text:span><text:span text:style-name="T156"> - his radical constructivism and refusal of objective reality don’t conclude in Solipsism, the belief that nothing outside of oneself exists, because he invents the principle of relativity, and describes all phenomena as relative to himself inventing a world view about them. This is a view he does not doubt anymore, and accepts as a pragmatic compromise. He needs it to close a world view, to fix a belief (after Peirce), to invent a final vocabulary (after Rorty).</text:span></text:p>
      <text:p text:style-name="P92">Instead the contradiction between doubt and pragmatism is a trade-off. Which combination of both suits best may vary from situation to situation, from Alltag to Alltag – and only the person in the situation can decide which trade-off between the two is the best, or rather, is their own.</text:p>
      <text:p text:style-name="P92">As a radical ironist, striving for individual autonomy, this is of course my solution. Give the decision about perception back to the individual, let them make their own rules and trade-offs. The institution of science should not blindly condemn people who choose other trade-offs than them, neither should you and I.</text:p>
      <text:p text:style-name="P92">As autonomous cyborgs need to make their sense out of the world, they will learn which information they can trust, and which not. And as the world changes rapidly, they will learn what they have to doubt and what not. If the institution of science manages it to create standards after which reliable data is gathered and presented in a accessible and useful way, its validity guaranteed by a healthy web of trust, <text:span text:style-name="T157">soon many cyborgs will trust on this institution.</text:span></text:p>
      <text:p text:style-name="P93"><text:soft-page-break/>If useful narratives are condemned by science, this trust will shrink again. In the political sciences, for example, Marxist literature is not very popular – though it explains many subjects of political sciences quite well (including the liberal arrogance of most political scientists towards Marxism). If certain contradictions in my perceived world, like the contradictions between capitalists and workers, are not explained by the sciences, I have no reason to apply their narrative, as it doesn’t explain my surroundings. Likewise, as traditional Marxism fails to explain my current working situation very well and tends to avoid doubting some of its central dogmas, it can also be a bad framework to understand the world.</text:p>
      <text:p text:style-name="P93">But no one can make better rules about which of these other people’s findings to trust than the autonomous individual who needs them to act. <text:span text:style-name="T158">Cyborgs who create themselves in an existentialist manner, are responsible for themselves</text:span><text:span text:style-name="T158"><text:note text:id="ftn48" text:note-class="footnote"><text:note-citation>48</text:note-citation><text:note-body><text:p text:style-name="P153">Sartre (1989), p. 4</text:p></text:note-body></text:note></text:span><text:span text:style-name="T158"> and what they become. No institution can take over this responsibility, so it should not interfere with the way people make up their minds.</text:span></text:p>
      <text:p text:style-name="P93"/>
      <text:h text:style-name="Heading_20_1" text:outline-level="1"><text:bookmark-start text:name="__RefHeading___Toc1697_1812602586"/>How <text:span text:style-name="T159">can </text:span>technology <text:span text:style-name="T159">produce </text:span>autonomy?<text:bookmark-end text:name="__RefHeading___Toc1697_1812602586"/></text:h>
      <text:p text:style-name="P93"/>
      <text:p text:style-name="P156">In the last century there were many projects to create a new kind of human. The Nazis imagined an <text:span text:style-name="T161">Aryan</text:span> master race, overcoming the problems of the <text:span text:style-name="T161">Modern</text:span> by going back to the roots. Heidegger, one of the thinkers of this movement, formulates his own version of an “existentialist human” as one being thrown into Being.<text:note text:id="ftn0" text:note-class="footnote"><text:note-citation>49</text:note-citation><text:note-body><text:p text:style-name="P167">Lefherz: Nietzsche (2016), p. 11</text:p></text:note-body></text:note> Sartre also thinks that “human” is already existentialist, but instead of “<text:span text:style-name="T161">being thrown into Being”, and subordinated under Being as Heidegger imagines it, humanity is defined by the freedom of creating themselves. We can find a similar approach with Nietzsche, who also wants this existentialist freedom of self-creation and autonomy, but in contrast to Sartre he doesn’t think it is already reached – but rather has to be reached.</text:span><text:span text:style-name="T161"><text:note text:id="ftn49" text:note-class="footnote"><text:note-citation>50</text:note-citation><text:note-body><text:p text:style-name="P168">Ibid., p. 13++</text:p></text:note-body></text:note></text:span><text:span text:style-name="T161"> And finally we have the most impactful agenda of creating a new humanity by influencing the structures producing humans – Marxism – which failed tremendously to create autonomous cyborgs on a large scale, as control was necessary to uphold its structures.</text:span></text:p>
      <text:p text:style-name="P157"><text:s/><text:span text:style-name="T160">As cyborgs are defined by co-evolution with the technology they use, it is worth a look what technology actually forms us. Different technology produces different cyborgs, and this process is not linear. There are for example many people who still listen to gramophone records, usually out of some kind of nostalgia. Also, some people use cars, some trains – and it is not yet sayable which of these technologies will cease to exist earlier.</text:span></text:p>
      <text:p text:style-name="P158"><text:soft-page-break/>In the sense of cyborgs being formed by their technology because they learn new ways to think,<text:note text:id="ftn50" text:note-class="footnote"><text:note-citation>51</text:note-citation><text:note-body><text:p text:style-name="P168">Clark, p. 1</text:p></text:note-body></text:note> one of the most interesting new technologies are Wikis. Cyborgs collaborate in Wikis to create a social objectivity about what they deem as shared knowledge. They collect data, write articles to interpret this data, and distribute it in this specific technological form. Most Wikis are openly accessible, and the knowledge can be used by anyone. And the people who engage in Wiki culture of course learn how to write, which sources are reliable and which standards they should meet to move other cyborgs to believe their saying – as the peer review process is very direct and cheap in comparison to the scientific process of peer review. Learning this of course forms a person, there are few better ways of understanding how science works and why trust is so important in the scientific community, as Wiki communities rise and fall with the mutual trust all the time. The barriers of entry are far lower than with science, and there is less damage done if one fails – with the anonymity you can take while contributing to a Wiki it feels almost like a science <text:span text:style-name="T2">game</text:span>, a simulative copy of the concept, accelerated by digital technology.</text:p>
      <text:p text:style-name="P158">Open access <text:span text:style-name="T162">is also apparent in another technology forming current cyborgs – cloud storage technology. With ownCloud, Dropbox, and some other providers cyborgs started to store their data on one another’s computers. This is also a form of open access data, but usually it places more control in the hands of the users “owning” the data – it is usually their decision who they hand it to. Some software offers more trust in this case than others – ownCloud for example is open source and people can host it themselves if they don’t want to trust other administrators. With Dropbox this is not possible – you have to trust a company in Ireland with their bad data protection laws, and you don’t know what backdoors are in the proprietary code. All in all cloud technology is a form of open access which enhances user autonomy, as they can decide for each file whether they want to share it or not.</text:span></text:p>
      <text:p text:style-name="P162">For cyborgs not being able to directly perceive an objective reality, and having to rely on a situational compromise between doubt and pragmatism for constructing their own world view, open access offers the best chance to get reliable data. How effective my decisions are, depends largely on my knowledge.</text:p>
      <text:p text:style-name="P162">There is no linear scale on which one could measure how good a knowledge is – as one knowledge can’t even be described consistently with current technological means. A brain does not know what it thinks – in the moment when it would try to gain data about its own thought processes, the current state of the brain would have already changed.</text:p>
      <text:p text:style-name="P162">Just having a lot of data is not a guarantee for being able to build a practical world view. Before Copernicus proposed the heliocentric world view, lots of people thought that the earth was the “cen<text:soft-page-break/>ter of the universe” - now this is deemed an unpractical world view, <text:span text:style-name="T166">and even Heliocentrism was abandoned by science. Not because there wasn’t lots of data telling us that the earth is the center of the universe, from Ptolemy for example, but because a diverse set of data was interpreted in a way that the universe is now viewed as a system of movements relative to each other.</text:span><text:span text:style-name="T166"><text:note text:id="ftn54" text:note-class="footnote"><text:note-citation>52</text:note-citation><text:note-body><text:p text:style-name="P172">Wikibooks (2006)</text:p></text:note-body></text:note></text:span></text:p>
      <text:p text:style-name="P163">Only because I can compare different statements, look for contradictions, alternative perspectives and different interpretations, I can choose which truth serves my purpose of perception best. So data diversity is the best way to come to a working world view, and this data diversity can best be delivered by open access to as much data as possible, encouraging different people to develop different queries and different interpretations to make sense out of it.</text:p>
      <text:p text:style-name="P166">Currently the most used query algorithm is Google (I guess). The queries you ask Google search a specific dataset which comprises most of clear web Internet pages. The algorithm which processes the search terms into a query is opaque though. We don’t know what exactly we are finding with Google, of course – but neither do we exactly know how we are looking for it. <text:span text:style-name="T167">This is introducing further opaqueness into our perception, as we can’t know what we are not seeing, and have to doubt the results of every Google search over the bias of their algorithm too, which we at least know to be racist.</text:span><text:span text:style-name="T167"><text:note text:id="ftn55" text:note-class="footnote"><text:note-citation>53</text:note-citation><text:note-body><text:p text:style-name="P173">https://www.washingtonpost.com/news/morning-mix/wp/2016/06/10/google-faulted-for-racial-bias-in-image-search-results-for-black-teenagers/</text:p></text:note-body></text:note></text:span></text:p>
      <text:p text:style-name="P159">As already hinted in th<text:span text:style-name="T165">ese</text:span> example<text:span text:style-name="T167">s</text:span>, apart from open access and closed access, there is another distinction important to the question <text:span text:style-name="T167">of</text:span> cyborgs’ <text:span text:style-name="T167">perception autonomy </text:span>– the question of the source code. The difference between proprietary software and free software made another property of technology more obvious – if it is rival, and if it is understandable.</text:p>
      <text:p text:style-name="P159">Rivalry is mainly a property of physical goods. Economists call them rival if “I compete with other people over this good. If I give away this cup, it isn’t available to me anymore. This is different with informational goods: I can tell a joke without having one joke less at the end. Whoever I told the joke can tell it more people, without her nor me having a disadvantage. Information is non-rival.”<text:note text:id="ftn51" text:note-class="footnote"><text:note-citation>54</text:note-citation><text:note-body><text:p text:style-name="P169">Seemann (2014), p. 78</text:p></text:note-body></text:note></text:p>
      <text:p text:style-name="P159">For proprietary software, copyright and licenses <text:span text:style-name="T163">are artificially creating this rivalry. In the desperate try to keep up business models not compatible with the structure of a digital world, companies turned to governments introducing license rights. Free Software is not rival, as everyone has the right to use it as they wish.</text:span><text:span text:style-name="T163"><text:note text:id="ftn52" text:note-class="footnote"><text:note-citation>55</text:note-citation><text:note-body><text:p text:style-name="P170">Stallman (2014)</text:p></text:note-body></text:note></text:span></text:p>
      <text:p text:style-name="P160">This also has an effect on its understandability. To completely understand technology, we need to know how it was built in the first place – only if we know the blueprints, we can be sure that it does <text:soft-page-break/>exactly what we expect it to do. For software, this is the source code, for hardware the blueprints. This relates to non-rivalry; if you have the blueprints, and some means of production, you can always make a copy of the thing yourself. For <text:span text:style-name="T164">open source </text:span>software, this <text:span text:style-name="T164">makes rivalry almost impossible: as the means of production of software are extremely widespread, you only need a computer with an installed compiler to produce a software where you have access to the code.</text:span></text:p>
      <text:p text:style-name="P161">Having access to the source code doesn’t mean you understand it. But it is a necessary precondition, and enables you, as now you can trust others more easily who have also access to the source code and already reviewed it. Webs of trust can emerge, and so you have a degree of relative security which is usually higher than with proprietary software.</text:p>
      <text:p text:style-name="P161">As cyborgs are formed by the technology they use, next to several other factors, if we want to reach autonomy, also in the sense of free will, understanding these factors is key to overcome them into a direction of self-creation.<text:note text:id="ftn53" text:note-class="footnote"><text:note-citation>56</text:note-citation><text:note-body><text:p text:style-name="P171">Lefherz: Nietzsche (2016), p. 13++</text:p></text:note-body></text:note> This has many nuances, for example the readiness to understand what forms you.</text:p>
      <text:p text:style-name="P161">Giving cryptoparties, I often tried to teach people how to use free software to encrypt their communication and make it harder to control them. I encountered that some people decided, they wanted to learn how to use Linux and encryption, others decided against it (usually without a consistent argumentation, but rather because they thought the barrier of learning to high). </text:p>
      <text:p text:style-name="P161">The use of technology is of course only one of the factors forming us – I for example have no idea how my body works, and how my hormones and drives are determining my argumentations, restricting me in my ability to create myself autonomously.</text:p>
      <text:p text:style-name="P162">But of the many nuances restricting us yet from the project of reaching autonomy, the technological issues can largely be solved by free open source software, and projects which enable cyborgs to openly access data about the world, so they can make better decisions.</text:p>
      <text:p text:style-name="P165">So, as a radical ironist, I think it is a good idea to create more free open source technology and advocate its use, and open the access to data which is already collected by so many private institutions and states, as well as creating transparent queries for people to order this data.</text:p>
      <text:p text:style-name="P164"/>
      <text:h text:style-name="Heading_20_1" text:outline-level="1">Time to conclude something, I guess</text:h>
      <text:p text:style-name="P164"/>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8-17T14:00:01.391707348</dc:date>
    <meta:editing-duration>PT19H3M3S</meta:editing-duration>
    <meta:editing-cycles>31</meta:editing-cycles>
    <meta:generator>LibreOffice/5.1.6.2$Linux_X86_64 LibreOffice_project/10m0$Build-2</meta:generator>
    <meta:document-statistic meta:table-count="0" meta:image-count="0" meta:object-count="0" meta:page-count="29" meta:paragraph-count="245" meta:word-count="13744" meta:character-count="81518" meta:non-whitespace-character-count="67914"/>
  </office:meta>
</office:document-meta>
</file>